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4.6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4.85pt"/>
    </style:style>
    <style:style style:name="co4" style:family="table-column">
      <style:table-column-properties fo:break-before="auto" style:column-width="109.59pt"/>
    </style:style>
    <style:style style:name="co5" style:family="table-column">
      <style:table-column-properties fo:break-before="auto" style:column-width="140.46pt"/>
    </style:style>
    <style:style style:name="co6" style:family="table-column">
      <style:table-column-properties fo:break-before="auto" style:column-width="81.04pt"/>
    </style:style>
    <style:style style:name="co7" style:family="table-column">
      <style:table-column-properties fo:break-before="auto" style:column-width="95.7pt"/>
    </style:style>
    <style:style style:name="co8" style:family="table-column">
      <style:table-column-properties fo:break-before="auto" style:column-width="94.14pt"/>
    </style:style>
    <style:style style:name="co9" style:family="table-column">
      <style:table-column-properties fo:break-before="auto" style:column-width="152.05pt"/>
    </style:style>
    <style:style style:name="co10" style:family="table-column">
      <style:table-column-properties fo:break-before="auto" style:column-width="296.39pt"/>
    </style:style>
    <style:style style:name="co11" style:family="table-column">
      <style:table-column-properties fo:break-before="auto" style:column-width="154.35pt"/>
    </style:style>
    <style:style style:name="co12" style:family="table-column">
      <style:table-column-properties fo:break-before="auto" style:column-width="118.8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8.54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/>
      <style:text-properties style:text-position="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Liberation Sans1" fo:font-weight="normal" style:font-weight-asian="normal" style:font-weight-complex="normal"/>
    </style:style>
    <style:style style:name="ce4" style:family="table-cell" style:parent-style-name="Default">
      <style:table-cell-properties fo:background-color="#ffffff"/>
      <style:text-properties style:text-position="" style:font-name="Liberation Sans1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8" style:family="table-cell" style:parent-style-name="Default">
      <style:table-cell-properties fo:background-color="#ffffff"/>
      <style:text-properties style:font-name="Liberation Sans1"/>
    </style:style>
    <style:style style:name="ce9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11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3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14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5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6" style:family="table-cell" style:parent-style-name="Default">
      <style:table-cell-properties fo:background-color="#ffffff" style:shadow="#808080 4.99pt 4.99pt"/>
    </style:style>
    <style:style style:name="ce17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8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9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20" style:family="table-cell" style:parent-style-name="Default" style:data-style-name="N11"/>
    <style:style style:name="ce21" style:family="table-cell" style:parent-style-name="Default">
      <style:table-cell-properties style:text-align-source="value-type" style:repeat-content="false"/>
      <style:paragraph-properties fo:margin-left="0pt"/>
    </style:style>
    <style:style style:name="ce22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23" style:family="table-cell" style:parent-style-name="Default">
      <style:table-cell-properties style:shadow="#808080 4.99pt 4.99pt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dddddd" style:cell-protect="none" style:print-content="true"/>
      <style:text-properties fo:color="#000000"/>
    </style:style>
    <style:style style:name="ce26" style:family="table-cell" style:parent-style-name="Default">
      <style:table-cell-properties fo:background-color="#dddddd" style:cell-protect="none" style:print-content="true"/>
      <style:text-properties fo:color="#006600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129">
      <style:table-cell-properties fo:background-color="#dddddd" style:cell-protect="none" style:print-content="true"/>
      <style:text-properties fo:color="#000000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129"/>
    <style:style style:name="ce31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ext-properties fo:color="#000000" style:font-weight-asian="normal"/>
    </style:style>
    <style:style style:name="ce3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35" style:family="table-cell" style:parent-style-name="Default" style:data-style-name="N11">
      <style:table-cell-properties fo:background-color="#dddddd" style:cell-protect="none" style:print-content="true"/>
    </style:style>
    <style:style style:name="ce36" style:family="table-cell" style:parent-style-name="Default" style:data-style-name="N129"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38" style:family="table-cell" style:parent-style-name="Default" style:data-style-name="N129">
      <style:text-properties fo:font-weight="bold" style:font-weight-asian="bold" style:font-weight-complex="bold"/>
    </style:style>
    <style:style style:name="ce39" style:family="table-cell" style:parent-style-name="Default" style:data-style-name="N125">
      <style:text-properties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3333"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43" style:family="table-cell" style:parent-style-name="Default">
      <style:text-properties fo:font-weight="bold" style:font-weight-asian="bold" style:font-weight-complex="bold"/>
    </style:style>
    <style:style style:name="ce44" style:family="table-cell" style:parent-style-name="Default" style:data-style-name="N126"/>
    <style:style style:name="ce45" style:family="table-cell" style:parent-style-name="Default" style:data-style-name="N127"/>
    <style:style style:name="ce46" style:family="table-cell" style:parent-style-name="Default" style:data-style-name="N125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bout" table:style-name="ta1" table:protected="true">
        <loext:table-protection loext:select-unprotected-cells="true"/>
        <table:table-column table:style-name="co1" table:default-cell-style-name="ce2"/>
        <table:table-row table:style-name="ro1">
          <table:table-cell table:style-name="ce1" office:value-type="string" calcext:value-type="string">
            <text:p>About this Software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2">
          <table:table-cell office:value-type="string" calcext:value-type="string">
            <text:p>consultation with Property Principals CC. It is intended to assist in drawing up a maintenance plan</text:p>
          </table:table-cell>
        </table:table-row>
        <table:table-row table:style-name="ro2">
          <table:table-cell office:value-type="string" calcext:value-type="string">
            <text:p>as required by the Sectional Title Schemes Management Act and to ensure that a Body</text:p>
          </table:table-cell>
        </table:table-row>
        <table:table-row table:style-name="ro2">
          <table:table-cell office:value-type="string" calcext:value-type="string">
            <text:p>Corporate has sufficient reserves to fund its management plan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2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2">
          <table:table-cell office:value-type="string" calcext:value-type="string">
            <text:p><text:s text:c="4"/>the Free Software Foundation.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2">
          <table:table-cell table:style-name="ce3" office:value-type="string" calcext:value-type="string">
            <text:p><text:s text:c="4"/>but WITHOUT ANY WARRANTY; without even the implied warranty of</text:p>
          </table:table-cell>
        </table:table-row>
        <table:table-row table:style-name="ro2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2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2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2">
          <table:table-cell/>
        </table:table-row>
        <table:table-row table:style-name="ro2">
          <table:table-cell table:style-name="ce4" office:value-type="string" calcext:value-type="string">
            <text:p>© 2017 The Trustees of the Brittany, Tokai Villas Body Corporate</text:p>
          </table:table-cell>
        </table:table-row>
        <table:table-row table:style-name="ro2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2" table:number-rows-repeated="3">
          <table:table-cell/>
        </table:table-row>
        <table:table-row table:style-name="ro2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3" table:default-cell-style-name="ce13"/>
        <table:table-column table:style-name="co4" table:default-cell-style-name="ce18"/>
        <table:table-column table:style-name="co2" table:number-columns-repeated="2" table:default-cell-style-name="Default"/>
        <table:table-row table:style-name="ro3">
          <table:table-cell table:style-name="ce9" office:value-type="string" calcext:value-type="string" table:number-columns-spanned="2" table:number-rows-spanned="1">
            <text:p>Previous and Current Year Financials</text:p>
          </table:table-cell>
          <table:covered-table-cell table:style-name="ce14"/>
          <table:table-cell table:number-columns-repeated="2"/>
        </table:table-row>
        <table:table-row table:style-name="ro2">
          <table:table-cell table:style-name="ce10" office:value-type="string" calcext:value-type="string" table:number-columns-spanned="2" table:number-rows-spanned="1">
            <text:p>This worksheet contains:</text:p>
          </table:table-cell>
          <table:covered-table-cell table:style-name="ce15"/>
          <table:table-cell table:number-columns-repeated="2"/>
        </table:table-row>
        <table:table-row table:style-name="ro2">
          <table:table-cell table:style-name="ce10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15"/>
          <table:table-cell table:number-columns-repeated="2"/>
        </table:table-row>
        <table:table-row table:style-name="ro2">
          <table:table-cell table:style-name="ce10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16"/>
          <table:table-cell table:number-columns-repeated="2"/>
        </table:table-row>
        <table:table-row table:style-name="ro2">
          <table:table-cell table:style-name="ce10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16"/>
          <table:table-cell table:number-columns-repeated="2"/>
        </table:table-row>
        <table:table-row table:style-name="ro2">
          <table:table-cell table:style-name="ce10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16"/>
          <table:table-cell table:number-columns-repeated="2"/>
        </table:table-row>
        <table:table-row table:style-name="ro2">
          <table:table-cell table:style-name="ce11" table:number-columns-spanned="2" table:number-rows-spanned="1"/>
          <table:covered-table-cell table:style-name="ce16"/>
          <table:table-cell/>
          <table:table-cell table:style-name="ce21"/>
        </table:table-row>
        <table:table-row table:style-name="ro2">
          <table:table-cell table:style-name="ce10" office:value-type="string" calcext:value-type="string">
            <text:p>In this and other worksheets, grey cells are editable and need to be populated.</text:p>
          </table:table-cell>
          <table:table-cell table:style-name="ce16"/>
          <table:table-cell/>
          <table:table-cell table:style-name="ce21"/>
        </table:table-row>
        <table:table-row table:style-name="ro2">
          <table:table-cell table:style-name="ce10"/>
          <table:table-cell table:style-name="ce16"/>
          <table:table-cell/>
          <table:table-cell table:style-name="ce21"/>
        </table:table-row>
        <table:table-row table:style-name="ro2">
          <table:table-cell table:style-name="ce12" table:number-columns-spanned="2" table:number-rows-spanned="1"/>
          <table:covered-table-cell table:style-name="ce6"/>
          <table:table-cell table:number-columns-repeated="2"/>
        </table:table-row>
        <table:table-row table:style-name="ro2">
          <table:table-cell office:value-type="string" calcext:value-type="string">
            <text:p>Current Financial Year</text:p>
          </table:table-cell>
          <table:table-cell table:style-name="ce17" office:value-type="float" office:value="2018" calcext:value-type="float">
            <text:p>2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administrative costs</text:p>
          </table:table-cell>
          <table:table-cell office:value-type="currency" office:currency="ZAR" office:value="900000" calcext:value-type="currency">
            <office:annotation draw:style-name="gr1" draw:text-style-name="P2" svg:width="82.18pt" svg:height="117.67pt" svg:x="411.45pt" svg:y="104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90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total budget</text:p>
          </table:table-cell>
          <table:table-cell office:value-type="currency" office:currency="ZAR" office:value="1000000" calcext:value-type="currency">
            <text:p>R 1,00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960000" calcext:value-type="currency">
            <office:annotation draw:style-name="gr2" draw:text-style-name="P2" svg:width="82.18pt" svg:height="128.86pt" svg:x="411.45pt" svg:y="129.63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96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130000" calcext:value-type="currency">
            <office:annotation draw:style-name="gr3" draw:text-style-name="P2" svg:width="82.18pt" svg:height="140.06pt" svg:x="411.45pt" svg:y="142.41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13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550000" calcext:value-type="currency">
            <text:p>R 55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umed inflation rate</text:p>
          </table:table-cell>
          <table:table-cell table:style-name="ce19" office:value-type="percentage" office:value="0.07" calcext:value-type="percentage">
            <office:annotation draw:style-name="gr4" draw:text-style-name="P2" svg:width="82.18pt" svg:height="84.08pt" svg:x="411.45pt" svg:y="168.01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7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k deposit interest rate</text:p>
          </table:table-cell>
          <table:table-cell table:style-name="ce19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20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5" table:default-cell-style-name="ce26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8"/>
        <table:table-column table:style-name="co2" table:default-cell-style-name="Default"/>
        <table:table-column table:style-name="co2" table:number-columns-repeated="10" table:default-cell-style-name="ce30"/>
        <table:table-row table:style-name="ro3">
          <table:table-cell table:style-name="ce22" office:value-type="string" calcext:value-type="string" table:number-columns-spanned="4" table:number-rows-spanned="1">
            <text:p>Ten Year Plan</text:p>
          </table:table-cell>
          <table:covered-table-cell table:style-name="ce16"/>
          <table:covered-table-cell table:number-columns-repeated="2" table:style-name="ce2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6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16"/>
          <table:covered-table-cell table:number-columns-repeated="2" table:style-name="ce2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6" office:value-type="string" calcext:value-type="string" table:number-columns-spanned="4" table:number-rows-spanned="1">
            <text:p>Budgeted items would include:</text:p>
          </table:table-cell>
          <table:covered-table-cell table:style-name="ce16"/>
          <table:covered-table-cell table:number-columns-repeated="2" table:style-name="ce2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6" office:value-type="string" calcext:value-type="string" table:number-columns-spanned="4" table:number-rows-spanned="1">
            <text:p><text:s/>- Repainting <text:s/></text:p>
          </table:table-cell>
          <table:covered-table-cell table:style-name="ce16"/>
          <table:covered-table-cell table:number-columns-repeated="2" table:style-name="ce2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6" office:value-type="string" calcext:value-type="string" table:number-columns-spanned="4" table:number-rows-spanned="1">
            <text:p><text:s/>- Security enhancements</text:p>
          </table:table-cell>
          <table:covered-table-cell table:style-name="ce16"/>
          <table:covered-table-cell table:number-columns-repeated="2" table:style-name="ce2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6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16"/>
          <table:covered-table-cell table:number-columns-repeated="2" table:style-name="ce2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6" office:value-type="string" calcext:value-type="string" table:number-columns-spanned="4" table:number-rows-spanned="1">
            <text:p><text:s/>- Gutter and drainpipe repairs and replacment</text:p>
          </table:table-cell>
          <table:covered-table-cell table:style-name="ce16"/>
          <table:covered-table-cell table:number-columns-repeated="2" table:style-name="ce2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6" table:number-columns-spanned="4" table:number-rows-spanned="1"/>
          <table:covered-table-cell table:number-columns-repeated="3" table:style-name="ce16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6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16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6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16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6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16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6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16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23" table:number-columns-spanned="4" table:number-rows-spanned="1"/>
          <table:covered-table-cell table:number-columns-repeated="3" table:style-name="ce2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1">
          <table:table-cell table:style-name="ce24" office:value-type="string" calcext:value-type="string">
            <text:p>Item</text:p>
          </table:table-cell>
          <table:table-cell table:style-name="ce27" office:value-type="string" calcext:value-type="string">
            <text:p>Start Year</text:p>
          </table:table-cell>
          <table:table-cell table:style-name="ce27" office:value-type="string" calcext:value-type="string">
            <text:p>End Year</text:p>
          </table:table-cell>
          <table:table-cell table:style-name="ce27" office:value-type="string" calcext:value-type="string">
            <text:p>Step (years)</text:p>
          </table:table-cell>
          <table:table-cell table:style-name="ce27" office:value-type="string" calcext:value-type="string">
            <text:p>Annual amount (real)</text:p>
          </table:table-cell>
          <table:table-cell/>
          <table:table-cell table:style-name="ce29" table:formula="of:=['Current Financials'.B11]" office:value-type="float" office:value="2018" calcext:value-type="float">
            <text:p>2018</text:p>
          </table:table-cell>
          <table:table-cell table:style-name="ce29" table:formula="of:=[.G15]+1" office:value-type="float" office:value="2019" calcext:value-type="float">
            <text:p>2019</text:p>
          </table:table-cell>
          <table:table-cell table:style-name="ce29" table:formula="of:=[.H15]+1" office:value-type="float" office:value="2020" calcext:value-type="float">
            <text:p>2020</text:p>
          </table:table-cell>
          <table:table-cell table:style-name="ce29" table:formula="of:=[.I15]+1" office:value-type="float" office:value="2021" calcext:value-type="float">
            <text:p>2021</text:p>
          </table:table-cell>
          <table:table-cell table:style-name="ce29" table:formula="of:=[.J15]+1" office:value-type="float" office:value="2022" calcext:value-type="float">
            <text:p>2022</text:p>
          </table:table-cell>
          <table:table-cell table:style-name="ce29" table:formula="of:=[.K15]+1" office:value-type="float" office:value="2023" calcext:value-type="float">
            <text:p>2023</text:p>
          </table:table-cell>
          <table:table-cell table:style-name="ce29" table:formula="of:=[.L15]+1" office:value-type="float" office:value="2024" calcext:value-type="float">
            <text:p>2024</text:p>
          </table:table-cell>
          <table:table-cell table:style-name="ce29" table:formula="of:=[.M15]+1" office:value-type="float" office:value="2025" calcext:value-type="float">
            <text:p>2025</text:p>
          </table:table-cell>
          <table:table-cell table:style-name="ce29" table:formula="of:=[.N15]+1" office:value-type="float" office:value="2026" calcext:value-type="float">
            <text:p>2026</text:p>
          </table:table-cell>
          <table:table-cell table:style-name="ce29" table:formula="of:=[.O15]+1" office:value-type="float" office:value="2027" calcext:value-type="float">
            <text:p>2027</text:p>
          </table:table-cell>
        </table:table-row>
        <table:table-row table:style-name="ro2">
          <table:table-cell table:style-name="ce25" office:value-type="string" calcext:value-type="string">
            <text:p>Replacing the electric fence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70000" calcext:value-type="currency">
            <text:p>R 70,000</text:p>
          </table:table-cell>
          <table:table-cell/>
          <table:table-cell table:formula="of:=(IF(OR([.G$15]&lt;[.$B16];[.G$15]&gt;[.$C16]);0;IF(MOD([.G$15]-[.$B16]; [.$D16]) = 0; [.$E16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16];[.H$15]&gt;[.$C16]);0;IF(MOD([.H$15]-[.$B16]; [.$D16]) = 0; [.$E16]; 0)))*(1+['Current Financials'.$B$17])^([.H$15]-['Current Financials'.$B$11])" office:value-type="currency" office:currency="ZAR" office:value="74900" calcext:value-type="currency">
            <text:p>R 74,900</text:p>
          </table:table-cell>
          <table:table-cell table:formula="of:=(IF(OR([.I$15]&lt;[.$B16];[.I$15]&gt;[.$C16]);0;IF(MOD([.I$15]-[.$B16]; [.$D16]) = 0; [.$E16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16];[.J$15]&gt;[.$C16]);0;IF(MOD([.J$15]-[.$B16]; [.$D16]) = 0; [.$E16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16];[.K$15]&gt;[.$C16]);0;IF(MOD([.K$15]-[.$B16]; [.$D16]) = 0; [.$E16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16];[.L$15]&gt;[.$C16]);0;IF(MOD([.L$15]-[.$B16]; [.$D16]) = 0; [.$E16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16];[.M$15]&gt;[.$C16]);0;IF(MOD([.M$15]-[.$B16]; [.$D16]) = 0; [.$E16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16];[.N$15]&gt;[.$C16]);0;IF(MOD([.N$15]-[.$B16]; [.$D16]) = 0; [.$E16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16];[.O$15]&gt;[.$C16]);0;IF(MOD([.O$15]-[.$B16]; [.$D16]) = 0; [.$E16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16];[.P$15]&gt;[.$C16]);0;IF(MOD([.P$15]-[.$B16]; [.$D16]) = 0; [.$E16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5" office:value-type="string" calcext:value-type="string">
            <text:p>Repainting</text:p>
          </table:table-cell>
          <table:table-cell office:value-type="float" office:value="2020" calcext:value-type="float">
            <text:p>2020</text:p>
          </table:table-cell>
          <table:table-cell office:value-type="float" office:value="2027" calcext:value-type="float">
            <text:p>2027</text:p>
          </table:table-cell>
          <table:table-cell office:value-type="float" office:value="7" calcext:value-type="float">
            <text:p>7</text:p>
          </table:table-cell>
          <table:table-cell office:value-type="currency" office:currency="ZAR" office:value="900000" calcext:value-type="currency">
            <text:p>R 900,000</text:p>
          </table:table-cell>
          <table:table-cell/>
          <table:table-cell table:formula="of:=(IF(OR([.G$15]&lt;[.$B17];[.G$15]&gt;[.$C17]);0;IF(MOD([.G$15]-[.$B17]; [.$D17]) = 0; [.$E17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17];[.H$15]&gt;[.$C17]);0;IF(MOD([.H$15]-[.$B17]; [.$D17]) = 0; [.$E17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17];[.I$15]&gt;[.$C17]);0;IF(MOD([.I$15]-[.$B17]; [.$D17]) = 0; [.$E17]; 0)))*(1+['Current Financials'.$B$17])^([.I$15]-['Current Financials'.$B$11])" office:value-type="currency" office:currency="ZAR" office:value="1030410" calcext:value-type="currency">
            <text:p>R 1,030,410</text:p>
          </table:table-cell>
          <table:table-cell table:formula="of:=(IF(OR([.J$15]&lt;[.$B17];[.J$15]&gt;[.$C17]);0;IF(MOD([.J$15]-[.$B17]; [.$D17]) = 0; [.$E17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17];[.K$15]&gt;[.$C17]);0;IF(MOD([.K$15]-[.$B17]; [.$D17]) = 0; [.$E17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17];[.L$15]&gt;[.$C17]);0;IF(MOD([.L$15]-[.$B17]; [.$D17]) = 0; [.$E17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17];[.M$15]&gt;[.$C17]);0;IF(MOD([.M$15]-[.$B17]; [.$D17]) = 0; [.$E17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17];[.N$15]&gt;[.$C17]);0;IF(MOD([.N$15]-[.$B17]; [.$D17]) = 0; [.$E17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17];[.O$15]&gt;[.$C17]);0;IF(MOD([.O$15]-[.$B17]; [.$D17]) = 0; [.$E17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17];[.P$15]&gt;[.$C17]);0;IF(MOD([.P$15]-[.$B17]; [.$D17]) = 0; [.$E17]; 0)))*(1+['Current Financials'.$B$17])^([.P$15]-['Current Financials'.$B$11])" office:value-type="currency" office:currency="ZAR" office:value="1654613.29117814" calcext:value-type="currency">
            <text:p>R 1,654,613</text:p>
          </table:table-cell>
        </table:table-row>
        <table:table-row table:style-name="ro2">
          <table:table-cell table:style-name="ce25" office:value-type="string" calcext:value-type="string">
            <text:p>Replacing the irrigation system</text:p>
          </table:table-cell>
          <table:table-cell table:number-columns-repeated="2"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80000" calcext:value-type="currency">
            <text:p>R 80,000</text:p>
          </table:table-cell>
          <table:table-cell/>
          <table:table-cell table:formula="of:=(IF(OR([.G$15]&lt;[.$B18];[.G$15]&gt;[.$C18]);0;IF(MOD([.G$15]-[.$B18]; [.$D18]) = 0; [.$E18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18];[.H$15]&gt;[.$C18]);0;IF(MOD([.H$15]-[.$B18]; [.$D18]) = 0; [.$E18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18];[.I$15]&gt;[.$C18]);0;IF(MOD([.I$15]-[.$B18]; [.$D18]) = 0; [.$E18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18];[.J$15]&gt;[.$C18]);0;IF(MOD([.J$15]-[.$B18]; [.$D18]) = 0; [.$E18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18];[.K$15]&gt;[.$C18]);0;IF(MOD([.K$15]-[.$B18]; [.$D18]) = 0; [.$E18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18];[.L$15]&gt;[.$C18]);0;IF(MOD([.L$15]-[.$B18]; [.$D18]) = 0; [.$E18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18];[.M$15]&gt;[.$C18]);0;IF(MOD([.M$15]-[.$B18]; [.$D18]) = 0; [.$E18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18];[.N$15]&gt;[.$C18]);0;IF(MOD([.N$15]-[.$B18]; [.$D18]) = 0; [.$E18]; 0)))*(1+['Current Financials'.$B$17])^([.N$15]-['Current Financials'.$B$11])" office:value-type="currency" office:currency="ZAR" office:value="128462.518118274" calcext:value-type="currency">
            <text:p>R 128,463</text:p>
          </table:table-cell>
          <table:table-cell table:formula="of:=(IF(OR([.O$15]&lt;[.$B18];[.O$15]&gt;[.$C18]);0;IF(MOD([.O$15]-[.$B18]; [.$D18]) = 0; [.$E18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18];[.P$15]&gt;[.$C18]);0;IF(MOD([.P$15]-[.$B18]; [.$D18]) = 0; [.$E18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19];[.G$15]&gt;[.$C19]);0;IF(MOD([.G$15]-[.$B19]; [.$D19]) = 0; [.$E19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19];[.H$15]&gt;[.$C19]);0;IF(MOD([.H$15]-[.$B19]; [.$D19]) = 0; [.$E19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19];[.I$15]&gt;[.$C19]);0;IF(MOD([.I$15]-[.$B19]; [.$D19]) = 0; [.$E19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19];[.J$15]&gt;[.$C19]);0;IF(MOD([.J$15]-[.$B19]; [.$D19]) = 0; [.$E19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19];[.K$15]&gt;[.$C19]);0;IF(MOD([.K$15]-[.$B19]; [.$D19]) = 0; [.$E19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19];[.L$15]&gt;[.$C19]);0;IF(MOD([.L$15]-[.$B19]; [.$D19]) = 0; [.$E19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19];[.M$15]&gt;[.$C19]);0;IF(MOD([.M$15]-[.$B19]; [.$D19]) = 0; [.$E19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19];[.N$15]&gt;[.$C19]);0;IF(MOD([.N$15]-[.$B19]; [.$D19]) = 0; [.$E19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19];[.O$15]&gt;[.$C19]);0;IF(MOD([.O$15]-[.$B19]; [.$D19]) = 0; [.$E19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19];[.P$15]&gt;[.$C19]);0;IF(MOD([.P$15]-[.$B19]; [.$D19]) = 0; [.$E19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20];[.G$15]&gt;[.$C20]);0;IF(MOD([.G$15]-[.$B20]; [.$D20]) = 0; [.$E20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0];[.H$15]&gt;[.$C20]);0;IF(MOD([.H$15]-[.$B20]; [.$D20]) = 0; [.$E20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0];[.I$15]&gt;[.$C20]);0;IF(MOD([.I$15]-[.$B20]; [.$D20]) = 0; [.$E20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0];[.J$15]&gt;[.$C20]);0;IF(MOD([.J$15]-[.$B20]; [.$D20]) = 0; [.$E20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0];[.K$15]&gt;[.$C20]);0;IF(MOD([.K$15]-[.$B20]; [.$D20]) = 0; [.$E20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0];[.L$15]&gt;[.$C20]);0;IF(MOD([.L$15]-[.$B20]; [.$D20]) = 0; [.$E20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0];[.M$15]&gt;[.$C20]);0;IF(MOD([.M$15]-[.$B20]; [.$D20]) = 0; [.$E20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0];[.N$15]&gt;[.$C20]);0;IF(MOD([.N$15]-[.$B20]; [.$D20]) = 0; [.$E20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0];[.O$15]&gt;[.$C20]);0;IF(MOD([.O$15]-[.$B20]; [.$D20]) = 0; [.$E20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0];[.P$15]&gt;[.$C20]);0;IF(MOD([.P$15]-[.$B20]; [.$D20]) = 0; [.$E20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21];[.G$15]&gt;[.$C21]);0;IF(MOD([.G$15]-[.$B21]; [.$D21]) = 0; [.$E21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1];[.H$15]&gt;[.$C21]);0;IF(MOD([.H$15]-[.$B21]; [.$D21]) = 0; [.$E21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1];[.I$15]&gt;[.$C21]);0;IF(MOD([.I$15]-[.$B21]; [.$D21]) = 0; [.$E21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1];[.J$15]&gt;[.$C21]);0;IF(MOD([.J$15]-[.$B21]; [.$D21]) = 0; [.$E21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1];[.K$15]&gt;[.$C21]);0;IF(MOD([.K$15]-[.$B21]; [.$D21]) = 0; [.$E21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1];[.L$15]&gt;[.$C21]);0;IF(MOD([.L$15]-[.$B21]; [.$D21]) = 0; [.$E21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1];[.M$15]&gt;[.$C21]);0;IF(MOD([.M$15]-[.$B21]; [.$D21]) = 0; [.$E21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1];[.N$15]&gt;[.$C21]);0;IF(MOD([.N$15]-[.$B21]; [.$D21]) = 0; [.$E21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1];[.O$15]&gt;[.$C21]);0;IF(MOD([.O$15]-[.$B21]; [.$D21]) = 0; [.$E21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1];[.P$15]&gt;[.$C21]);0;IF(MOD([.P$15]-[.$B21]; [.$D21]) = 0; [.$E21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22];[.G$15]&gt;[.$C22]);0;IF(MOD([.G$15]-[.$B22]; [.$D22]) = 0; [.$E22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2];[.H$15]&gt;[.$C22]);0;IF(MOD([.H$15]-[.$B22]; [.$D22]) = 0; [.$E22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2];[.I$15]&gt;[.$C22]);0;IF(MOD([.I$15]-[.$B22]; [.$D22]) = 0; [.$E22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2];[.J$15]&gt;[.$C22]);0;IF(MOD([.J$15]-[.$B22]; [.$D22]) = 0; [.$E22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2];[.K$15]&gt;[.$C22]);0;IF(MOD([.K$15]-[.$B22]; [.$D22]) = 0; [.$E22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2];[.L$15]&gt;[.$C22]);0;IF(MOD([.L$15]-[.$B22]; [.$D22]) = 0; [.$E22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2];[.M$15]&gt;[.$C22]);0;IF(MOD([.M$15]-[.$B22]; [.$D22]) = 0; [.$E22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2];[.N$15]&gt;[.$C22]);0;IF(MOD([.N$15]-[.$B22]; [.$D22]) = 0; [.$E22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2];[.O$15]&gt;[.$C22]);0;IF(MOD([.O$15]-[.$B22]; [.$D22]) = 0; [.$E22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2];[.P$15]&gt;[.$C22]);0;IF(MOD([.P$15]-[.$B22]; [.$D22]) = 0; [.$E22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23];[.G$15]&gt;[.$C23]);0;IF(MOD([.G$15]-[.$B23]; [.$D23]) = 0; [.$E23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3];[.H$15]&gt;[.$C23]);0;IF(MOD([.H$15]-[.$B23]; [.$D23]) = 0; [.$E23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3];[.I$15]&gt;[.$C23]);0;IF(MOD([.I$15]-[.$B23]; [.$D23]) = 0; [.$E23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3];[.J$15]&gt;[.$C23]);0;IF(MOD([.J$15]-[.$B23]; [.$D23]) = 0; [.$E23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3];[.K$15]&gt;[.$C23]);0;IF(MOD([.K$15]-[.$B23]; [.$D23]) = 0; [.$E23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3];[.L$15]&gt;[.$C23]);0;IF(MOD([.L$15]-[.$B23]; [.$D23]) = 0; [.$E23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3];[.M$15]&gt;[.$C23]);0;IF(MOD([.M$15]-[.$B23]; [.$D23]) = 0; [.$E23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3];[.N$15]&gt;[.$C23]);0;IF(MOD([.N$15]-[.$B23]; [.$D23]) = 0; [.$E23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3];[.O$15]&gt;[.$C23]);0;IF(MOD([.O$15]-[.$B23]; [.$D23]) = 0; [.$E23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3];[.P$15]&gt;[.$C23]);0;IF(MOD([.P$15]-[.$B23]; [.$D23]) = 0; [.$E23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24];[.G$15]&gt;[.$C24]);0;IF(MOD([.G$15]-[.$B24]; [.$D24]) = 0; [.$E24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4];[.H$15]&gt;[.$C24]);0;IF(MOD([.H$15]-[.$B24]; [.$D24]) = 0; [.$E24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4];[.I$15]&gt;[.$C24]);0;IF(MOD([.I$15]-[.$B24]; [.$D24]) = 0; [.$E24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4];[.J$15]&gt;[.$C24]);0;IF(MOD([.J$15]-[.$B24]; [.$D24]) = 0; [.$E24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4];[.K$15]&gt;[.$C24]);0;IF(MOD([.K$15]-[.$B24]; [.$D24]) = 0; [.$E24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4];[.L$15]&gt;[.$C24]);0;IF(MOD([.L$15]-[.$B24]; [.$D24]) = 0; [.$E24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4];[.M$15]&gt;[.$C24]);0;IF(MOD([.M$15]-[.$B24]; [.$D24]) = 0; [.$E24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4];[.N$15]&gt;[.$C24]);0;IF(MOD([.N$15]-[.$B24]; [.$D24]) = 0; [.$E24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4];[.O$15]&gt;[.$C24]);0;IF(MOD([.O$15]-[.$B24]; [.$D24]) = 0; [.$E24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4];[.P$15]&gt;[.$C24]);0;IF(MOD([.P$15]-[.$B24]; [.$D24]) = 0; [.$E24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25];[.G$15]&gt;[.$C25]);0;IF(MOD([.G$15]-[.$B25]; [.$D25]) = 0; [.$E25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5];[.H$15]&gt;[.$C25]);0;IF(MOD([.H$15]-[.$B25]; [.$D25]) = 0; [.$E25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5];[.I$15]&gt;[.$C25]);0;IF(MOD([.I$15]-[.$B25]; [.$D25]) = 0; [.$E25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5];[.J$15]&gt;[.$C25]);0;IF(MOD([.J$15]-[.$B25]; [.$D25]) = 0; [.$E25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5];[.K$15]&gt;[.$C25]);0;IF(MOD([.K$15]-[.$B25]; [.$D25]) = 0; [.$E25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5];[.L$15]&gt;[.$C25]);0;IF(MOD([.L$15]-[.$B25]; [.$D25]) = 0; [.$E25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5];[.M$15]&gt;[.$C25]);0;IF(MOD([.M$15]-[.$B25]; [.$D25]) = 0; [.$E25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5];[.N$15]&gt;[.$C25]);0;IF(MOD([.N$15]-[.$B25]; [.$D25]) = 0; [.$E25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5];[.O$15]&gt;[.$C25]);0;IF(MOD([.O$15]-[.$B25]; [.$D25]) = 0; [.$E25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5];[.P$15]&gt;[.$C25]);0;IF(MOD([.P$15]-[.$B25]; [.$D25]) = 0; [.$E25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26];[.G$15]&gt;[.$C26]);0;IF(MOD([.G$15]-[.$B26]; [.$D26]) = 0; [.$E26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6];[.H$15]&gt;[.$C26]);0;IF(MOD([.H$15]-[.$B26]; [.$D26]) = 0; [.$E26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6];[.I$15]&gt;[.$C26]);0;IF(MOD([.I$15]-[.$B26]; [.$D26]) = 0; [.$E26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6];[.J$15]&gt;[.$C26]);0;IF(MOD([.J$15]-[.$B26]; [.$D26]) = 0; [.$E26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6];[.K$15]&gt;[.$C26]);0;IF(MOD([.K$15]-[.$B26]; [.$D26]) = 0; [.$E26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6];[.L$15]&gt;[.$C26]);0;IF(MOD([.L$15]-[.$B26]; [.$D26]) = 0; [.$E26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6];[.M$15]&gt;[.$C26]);0;IF(MOD([.M$15]-[.$B26]; [.$D26]) = 0; [.$E26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6];[.N$15]&gt;[.$C26]);0;IF(MOD([.N$15]-[.$B26]; [.$D26]) = 0; [.$E26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6];[.O$15]&gt;[.$C26]);0;IF(MOD([.O$15]-[.$B26]; [.$D26]) = 0; [.$E26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6];[.P$15]&gt;[.$C26]);0;IF(MOD([.P$15]-[.$B26]; [.$D26]) = 0; [.$E26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27];[.G$15]&gt;[.$C27]);0;IF(MOD([.G$15]-[.$B27]; [.$D27]) = 0; [.$E27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7];[.H$15]&gt;[.$C27]);0;IF(MOD([.H$15]-[.$B27]; [.$D27]) = 0; [.$E27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7];[.I$15]&gt;[.$C27]);0;IF(MOD([.I$15]-[.$B27]; [.$D27]) = 0; [.$E27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7];[.J$15]&gt;[.$C27]);0;IF(MOD([.J$15]-[.$B27]; [.$D27]) = 0; [.$E27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7];[.K$15]&gt;[.$C27]);0;IF(MOD([.K$15]-[.$B27]; [.$D27]) = 0; [.$E27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7];[.L$15]&gt;[.$C27]);0;IF(MOD([.L$15]-[.$B27]; [.$D27]) = 0; [.$E27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7];[.M$15]&gt;[.$C27]);0;IF(MOD([.M$15]-[.$B27]; [.$D27]) = 0; [.$E27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7];[.N$15]&gt;[.$C27]);0;IF(MOD([.N$15]-[.$B27]; [.$D27]) = 0; [.$E27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7];[.O$15]&gt;[.$C27]);0;IF(MOD([.O$15]-[.$B27]; [.$D27]) = 0; [.$E27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7];[.P$15]&gt;[.$C27]);0;IF(MOD([.P$15]-[.$B27]; [.$D27]) = 0; [.$E27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28];[.G$15]&gt;[.$C28]);0;IF(MOD([.G$15]-[.$B28]; [.$D28]) = 0; [.$E28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8];[.H$15]&gt;[.$C28]);0;IF(MOD([.H$15]-[.$B28]; [.$D28]) = 0; [.$E28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8];[.I$15]&gt;[.$C28]);0;IF(MOD([.I$15]-[.$B28]; [.$D28]) = 0; [.$E28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8];[.J$15]&gt;[.$C28]);0;IF(MOD([.J$15]-[.$B28]; [.$D28]) = 0; [.$E28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8];[.K$15]&gt;[.$C28]);0;IF(MOD([.K$15]-[.$B28]; [.$D28]) = 0; [.$E28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8];[.L$15]&gt;[.$C28]);0;IF(MOD([.L$15]-[.$B28]; [.$D28]) = 0; [.$E28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8];[.M$15]&gt;[.$C28]);0;IF(MOD([.M$15]-[.$B28]; [.$D28]) = 0; [.$E28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8];[.N$15]&gt;[.$C28]);0;IF(MOD([.N$15]-[.$B28]; [.$D28]) = 0; [.$E28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8];[.O$15]&gt;[.$C28]);0;IF(MOD([.O$15]-[.$B28]; [.$D28]) = 0; [.$E28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8];[.P$15]&gt;[.$C28]);0;IF(MOD([.P$15]-[.$B28]; [.$D28]) = 0; [.$E28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29];[.G$15]&gt;[.$C29]);0;IF(MOD([.G$15]-[.$B29]; [.$D29]) = 0; [.$E29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29];[.H$15]&gt;[.$C29]);0;IF(MOD([.H$15]-[.$B29]; [.$D29]) = 0; [.$E29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29];[.I$15]&gt;[.$C29]);0;IF(MOD([.I$15]-[.$B29]; [.$D29]) = 0; [.$E29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29];[.J$15]&gt;[.$C29]);0;IF(MOD([.J$15]-[.$B29]; [.$D29]) = 0; [.$E29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29];[.K$15]&gt;[.$C29]);0;IF(MOD([.K$15]-[.$B29]; [.$D29]) = 0; [.$E29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29];[.L$15]&gt;[.$C29]);0;IF(MOD([.L$15]-[.$B29]; [.$D29]) = 0; [.$E29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29];[.M$15]&gt;[.$C29]);0;IF(MOD([.M$15]-[.$B29]; [.$D29]) = 0; [.$E29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29];[.N$15]&gt;[.$C29]);0;IF(MOD([.N$15]-[.$B29]; [.$D29]) = 0; [.$E29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29];[.O$15]&gt;[.$C29]);0;IF(MOD([.O$15]-[.$B29]; [.$D29]) = 0; [.$E29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29];[.P$15]&gt;[.$C29]);0;IF(MOD([.P$15]-[.$B29]; [.$D29]) = 0; [.$E29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30];[.G$15]&gt;[.$C30]);0;IF(MOD([.G$15]-[.$B30]; [.$D30]) = 0; [.$E30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0];[.H$15]&gt;[.$C30]);0;IF(MOD([.H$15]-[.$B30]; [.$D30]) = 0; [.$E30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0];[.I$15]&gt;[.$C30]);0;IF(MOD([.I$15]-[.$B30]; [.$D30]) = 0; [.$E30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0];[.J$15]&gt;[.$C30]);0;IF(MOD([.J$15]-[.$B30]; [.$D30]) = 0; [.$E30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0];[.K$15]&gt;[.$C30]);0;IF(MOD([.K$15]-[.$B30]; [.$D30]) = 0; [.$E30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0];[.L$15]&gt;[.$C30]);0;IF(MOD([.L$15]-[.$B30]; [.$D30]) = 0; [.$E30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0];[.M$15]&gt;[.$C30]);0;IF(MOD([.M$15]-[.$B30]; [.$D30]) = 0; [.$E30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30];[.N$15]&gt;[.$C30]);0;IF(MOD([.N$15]-[.$B30]; [.$D30]) = 0; [.$E30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30];[.O$15]&gt;[.$C30]);0;IF(MOD([.O$15]-[.$B30]; [.$D30]) = 0; [.$E30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30];[.P$15]&gt;[.$C30]);0;IF(MOD([.P$15]-[.$B30]; [.$D30]) = 0; [.$E30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31];[.G$15]&gt;[.$C31]);0;IF(MOD([.G$15]-[.$B31]; [.$D31]) = 0; [.$E31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1];[.H$15]&gt;[.$C31]);0;IF(MOD([.H$15]-[.$B31]; [.$D31]) = 0; [.$E31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1];[.I$15]&gt;[.$C31]);0;IF(MOD([.I$15]-[.$B31]; [.$D31]) = 0; [.$E31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1];[.J$15]&gt;[.$C31]);0;IF(MOD([.J$15]-[.$B31]; [.$D31]) = 0; [.$E31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1];[.K$15]&gt;[.$C31]);0;IF(MOD([.K$15]-[.$B31]; [.$D31]) = 0; [.$E31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1];[.L$15]&gt;[.$C31]);0;IF(MOD([.L$15]-[.$B31]; [.$D31]) = 0; [.$E31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1];[.M$15]&gt;[.$C31]);0;IF(MOD([.M$15]-[.$B31]; [.$D31]) = 0; [.$E31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31];[.N$15]&gt;[.$C31]);0;IF(MOD([.N$15]-[.$B31]; [.$D31]) = 0; [.$E31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31];[.O$15]&gt;[.$C31]);0;IF(MOD([.O$15]-[.$B31]; [.$D31]) = 0; [.$E31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31];[.P$15]&gt;[.$C31]);0;IF(MOD([.P$15]-[.$B31]; [.$D31]) = 0; [.$E31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32];[.G$15]&gt;[.$C32]);0;IF(MOD([.G$15]-[.$B32]; [.$D32]) = 0; [.$E32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2];[.H$15]&gt;[.$C32]);0;IF(MOD([.H$15]-[.$B32]; [.$D32]) = 0; [.$E32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2];[.I$15]&gt;[.$C32]);0;IF(MOD([.I$15]-[.$B32]; [.$D32]) = 0; [.$E32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2];[.J$15]&gt;[.$C32]);0;IF(MOD([.J$15]-[.$B32]; [.$D32]) = 0; [.$E32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2];[.K$15]&gt;[.$C32]);0;IF(MOD([.K$15]-[.$B32]; [.$D32]) = 0; [.$E32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2];[.L$15]&gt;[.$C32]);0;IF(MOD([.L$15]-[.$B32]; [.$D32]) = 0; [.$E32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2];[.M$15]&gt;[.$C32]);0;IF(MOD([.M$15]-[.$B32]; [.$D32]) = 0; [.$E32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32];[.N$15]&gt;[.$C32]);0;IF(MOD([.N$15]-[.$B32]; [.$D32]) = 0; [.$E32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32];[.O$15]&gt;[.$C32]);0;IF(MOD([.O$15]-[.$B32]; [.$D32]) = 0; [.$E32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32];[.P$15]&gt;[.$C32]);0;IF(MOD([.P$15]-[.$B32]; [.$D32]) = 0; [.$E32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33];[.G$15]&gt;[.$C33]);0;IF(MOD([.G$15]-[.$B33]; [.$D33]) = 0; [.$E33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3];[.H$15]&gt;[.$C33]);0;IF(MOD([.H$15]-[.$B33]; [.$D33]) = 0; [.$E33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3];[.I$15]&gt;[.$C33]);0;IF(MOD([.I$15]-[.$B33]; [.$D33]) = 0; [.$E33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3];[.J$15]&gt;[.$C33]);0;IF(MOD([.J$15]-[.$B33]; [.$D33]) = 0; [.$E33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3];[.K$15]&gt;[.$C33]);0;IF(MOD([.K$15]-[.$B33]; [.$D33]) = 0; [.$E33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3];[.L$15]&gt;[.$C33]);0;IF(MOD([.L$15]-[.$B33]; [.$D33]) = 0; [.$E33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3];[.M$15]&gt;[.$C33]);0;IF(MOD([.M$15]-[.$B33]; [.$D33]) = 0; [.$E33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33];[.N$15]&gt;[.$C33]);0;IF(MOD([.N$15]-[.$B33]; [.$D33]) = 0; [.$E33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33];[.O$15]&gt;[.$C33]);0;IF(MOD([.O$15]-[.$B33]; [.$D33]) = 0; [.$E33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33];[.P$15]&gt;[.$C33]);0;IF(MOD([.P$15]-[.$B33]; [.$D33]) = 0; [.$E33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34];[.G$15]&gt;[.$C34]);0;IF(MOD([.G$15]-[.$B34]; [.$D34]) = 0; [.$E34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4];[.H$15]&gt;[.$C34]);0;IF(MOD([.H$15]-[.$B34]; [.$D34]) = 0; [.$E34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4];[.I$15]&gt;[.$C34]);0;IF(MOD([.I$15]-[.$B34]; [.$D34]) = 0; [.$E34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4];[.J$15]&gt;[.$C34]);0;IF(MOD([.J$15]-[.$B34]; [.$D34]) = 0; [.$E34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4];[.K$15]&gt;[.$C34]);0;IF(MOD([.K$15]-[.$B34]; [.$D34]) = 0; [.$E34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4];[.L$15]&gt;[.$C34]);0;IF(MOD([.L$15]-[.$B34]; [.$D34]) = 0; [.$E34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4];[.M$15]&gt;[.$C34]);0;IF(MOD([.M$15]-[.$B34]; [.$D34]) = 0; [.$E34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34];[.N$15]&gt;[.$C34]);0;IF(MOD([.N$15]-[.$B34]; [.$D34]) = 0; [.$E34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34];[.O$15]&gt;[.$C34]);0;IF(MOD([.O$15]-[.$B34]; [.$D34]) = 0; [.$E34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34];[.P$15]&gt;[.$C34]);0;IF(MOD([.P$15]-[.$B34]; [.$D34]) = 0; [.$E34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35];[.G$15]&gt;[.$C35]);0;IF(MOD([.G$15]-[.$B35]; [.$D35]) = 0; [.$E35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5];[.H$15]&gt;[.$C35]);0;IF(MOD([.H$15]-[.$B35]; [.$D35]) = 0; [.$E35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5];[.I$15]&gt;[.$C35]);0;IF(MOD([.I$15]-[.$B35]; [.$D35]) = 0; [.$E35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5];[.J$15]&gt;[.$C35]);0;IF(MOD([.J$15]-[.$B35]; [.$D35]) = 0; [.$E35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5];[.K$15]&gt;[.$C35]);0;IF(MOD([.K$15]-[.$B35]; [.$D35]) = 0; [.$E35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5];[.L$15]&gt;[.$C35]);0;IF(MOD([.L$15]-[.$B35]; [.$D35]) = 0; [.$E35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5];[.M$15]&gt;[.$C35]);0;IF(MOD([.M$15]-[.$B35]; [.$D35]) = 0; [.$E35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35];[.N$15]&gt;[.$C35]);0;IF(MOD([.N$15]-[.$B35]; [.$D35]) = 0; [.$E35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35];[.O$15]&gt;[.$C35]);0;IF(MOD([.O$15]-[.$B35]; [.$D35]) = 0; [.$E35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35];[.P$15]&gt;[.$C35]);0;IF(MOD([.P$15]-[.$B35]; [.$D35]) = 0; [.$E35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36];[.G$15]&gt;[.$C36]);0;IF(MOD([.G$15]-[.$B36]; [.$D36]) = 0; [.$E36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6];[.H$15]&gt;[.$C36]);0;IF(MOD([.H$15]-[.$B36]; [.$D36]) = 0; [.$E36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6];[.I$15]&gt;[.$C36]);0;IF(MOD([.I$15]-[.$B36]; [.$D36]) = 0; [.$E36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6];[.J$15]&gt;[.$C36]);0;IF(MOD([.J$15]-[.$B36]; [.$D36]) = 0; [.$E36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6];[.K$15]&gt;[.$C36]);0;IF(MOD([.K$15]-[.$B36]; [.$D36]) = 0; [.$E36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6];[.L$15]&gt;[.$C36]);0;IF(MOD([.L$15]-[.$B36]; [.$D36]) = 0; [.$E36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6];[.M$15]&gt;[.$C36]);0;IF(MOD([.M$15]-[.$B36]; [.$D36]) = 0; [.$E36]; 0)))*(1+['Current Financials'.$B$17])^([.M$15]-['Current Financials'.$B$11])" office:value-type="currency" office:currency="ZAR" office:value="0" calcext:value-type="currency">
            <text:p>R 0</text:p>
          </table:table-cell>
          <table:table-cell table:formula="of:=(IF(OR([.N$15]&lt;[.$B36];[.N$15]&gt;[.$C36]);0;IF(MOD([.N$15]-[.$B36]; [.$D36]) = 0; [.$E36]; 0)))*(1+['Current Financials'.$B$17])^([.N$15]-['Current Financials'.$B$11])" office:value-type="currency" office:currency="ZAR" office:value="0" calcext:value-type="currency">
            <text:p>R 0</text:p>
          </table:table-cell>
          <table:table-cell table:formula="of:=(IF(OR([.O$15]&lt;[.$B36];[.O$15]&gt;[.$C36]);0;IF(MOD([.O$15]-[.$B36]; [.$D36]) = 0; [.$E36]; 0)))*(1+['Current Financials'.$B$17])^([.O$15]-['Current Financials'.$B$11])" office:value-type="currency" office:currency="ZAR" office:value="0" calcext:value-type="currency">
            <text:p>R 0</text:p>
          </table:table-cell>
          <table:table-cell table:formula="of:=(IF(OR([.P$15]&lt;[.$B36];[.P$15]&gt;[.$C36]);0;IF(MOD([.P$15]-[.$B36]; [.$D36]) = 0; [.$E36]; 0)))*(1+['Current Financials'.$B$17])^([.P$15]-['Current Financials'.$B$11])" office:value-type="currency" office:currency="ZAR" office:value="0" calcext:value-type="currency">
            <text:p>R 0</text:p>
          </table:table-cell>
        </table:table-row>
        <table:table-row table:style-name="ro2">
          <table:table-cell table:number-columns-repeated="6"/>
          <table:table-cell table:formula="of:=(IF(OR([.G$15]&lt;[.$B37];[.G$15]&gt;[.$C37]);0;IF(MOD([.G$15]-[.$B37]; [.$D37]) = 0; [.$E37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7];[.H$15]&gt;[.$C37]);0;IF(MOD([.H$15]-[.$B37]; [.$D37]) = 0; [.$E37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7];[.I$15]&gt;[.$C37]);0;IF(MOD([.I$15]-[.$B37]; [.$D37]) = 0; [.$E37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7];[.J$15]&gt;[.$C37]);0;IF(MOD([.J$15]-[.$B37]; [.$D37]) = 0; [.$E37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7];[.K$15]&gt;[.$C37]);0;IF(MOD([.K$15]-[.$B37]; [.$D37]) = 0; [.$E37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7];[.L$15]&gt;[.$C37]);0;IF(MOD([.L$15]-[.$B37]; [.$D37]) = 0; [.$E37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7];[.M$15]&gt;[.$C37]);0;IF(MOD([.M$15]-[.$B37]; [.$D37]) = 0; [.$E37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38];[.G$15]&gt;[.$C38]);0;IF(MOD([.G$15]-[.$B38]; [.$D38]) = 0; [.$E38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8];[.H$15]&gt;[.$C38]);0;IF(MOD([.H$15]-[.$B38]; [.$D38]) = 0; [.$E38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8];[.I$15]&gt;[.$C38]);0;IF(MOD([.I$15]-[.$B38]; [.$D38]) = 0; [.$E38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8];[.J$15]&gt;[.$C38]);0;IF(MOD([.J$15]-[.$B38]; [.$D38]) = 0; [.$E38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8];[.K$15]&gt;[.$C38]);0;IF(MOD([.K$15]-[.$B38]; [.$D38]) = 0; [.$E38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8];[.L$15]&gt;[.$C38]);0;IF(MOD([.L$15]-[.$B38]; [.$D38]) = 0; [.$E38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8];[.M$15]&gt;[.$C38]);0;IF(MOD([.M$15]-[.$B38]; [.$D38]) = 0; [.$E38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39];[.G$15]&gt;[.$C39]);0;IF(MOD([.G$15]-[.$B39]; [.$D39]) = 0; [.$E39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39];[.H$15]&gt;[.$C39]);0;IF(MOD([.H$15]-[.$B39]; [.$D39]) = 0; [.$E39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39];[.I$15]&gt;[.$C39]);0;IF(MOD([.I$15]-[.$B39]; [.$D39]) = 0; [.$E39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39];[.J$15]&gt;[.$C39]);0;IF(MOD([.J$15]-[.$B39]; [.$D39]) = 0; [.$E39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39];[.K$15]&gt;[.$C39]);0;IF(MOD([.K$15]-[.$B39]; [.$D39]) = 0; [.$E39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39];[.L$15]&gt;[.$C39]);0;IF(MOD([.L$15]-[.$B39]; [.$D39]) = 0; [.$E39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39];[.M$15]&gt;[.$C39]);0;IF(MOD([.M$15]-[.$B39]; [.$D39]) = 0; [.$E39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0];[.G$15]&gt;[.$C40]);0;IF(MOD([.G$15]-[.$B40]; [.$D40]) = 0; [.$E40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0];[.H$15]&gt;[.$C40]);0;IF(MOD([.H$15]-[.$B40]; [.$D40]) = 0; [.$E40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0];[.I$15]&gt;[.$C40]);0;IF(MOD([.I$15]-[.$B40]; [.$D40]) = 0; [.$E40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0];[.J$15]&gt;[.$C40]);0;IF(MOD([.J$15]-[.$B40]; [.$D40]) = 0; [.$E40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0];[.K$15]&gt;[.$C40]);0;IF(MOD([.K$15]-[.$B40]; [.$D40]) = 0; [.$E40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0];[.L$15]&gt;[.$C40]);0;IF(MOD([.L$15]-[.$B40]; [.$D40]) = 0; [.$E40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0];[.M$15]&gt;[.$C40]);0;IF(MOD([.M$15]-[.$B40]; [.$D40]) = 0; [.$E40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1];[.G$15]&gt;[.$C41]);0;IF(MOD([.G$15]-[.$B41]; [.$D41]) = 0; [.$E41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1];[.H$15]&gt;[.$C41]);0;IF(MOD([.H$15]-[.$B41]; [.$D41]) = 0; [.$E41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1];[.I$15]&gt;[.$C41]);0;IF(MOD([.I$15]-[.$B41]; [.$D41]) = 0; [.$E41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1];[.J$15]&gt;[.$C41]);0;IF(MOD([.J$15]-[.$B41]; [.$D41]) = 0; [.$E41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1];[.K$15]&gt;[.$C41]);0;IF(MOD([.K$15]-[.$B41]; [.$D41]) = 0; [.$E41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1];[.L$15]&gt;[.$C41]);0;IF(MOD([.L$15]-[.$B41]; [.$D41]) = 0; [.$E41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1];[.M$15]&gt;[.$C41]);0;IF(MOD([.M$15]-[.$B41]; [.$D41]) = 0; [.$E41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2];[.G$15]&gt;[.$C42]);0;IF(MOD([.G$15]-[.$B42]; [.$D42]) = 0; [.$E42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2];[.H$15]&gt;[.$C42]);0;IF(MOD([.H$15]-[.$B42]; [.$D42]) = 0; [.$E42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2];[.I$15]&gt;[.$C42]);0;IF(MOD([.I$15]-[.$B42]; [.$D42]) = 0; [.$E42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2];[.J$15]&gt;[.$C42]);0;IF(MOD([.J$15]-[.$B42]; [.$D42]) = 0; [.$E42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2];[.K$15]&gt;[.$C42]);0;IF(MOD([.K$15]-[.$B42]; [.$D42]) = 0; [.$E42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2];[.L$15]&gt;[.$C42]);0;IF(MOD([.L$15]-[.$B42]; [.$D42]) = 0; [.$E42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2];[.M$15]&gt;[.$C42]);0;IF(MOD([.M$15]-[.$B42]; [.$D42]) = 0; [.$E42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3];[.G$15]&gt;[.$C43]);0;IF(MOD([.G$15]-[.$B43]; [.$D43]) = 0; [.$E43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3];[.H$15]&gt;[.$C43]);0;IF(MOD([.H$15]-[.$B43]; [.$D43]) = 0; [.$E43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3];[.I$15]&gt;[.$C43]);0;IF(MOD([.I$15]-[.$B43]; [.$D43]) = 0; [.$E43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3];[.J$15]&gt;[.$C43]);0;IF(MOD([.J$15]-[.$B43]; [.$D43]) = 0; [.$E43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3];[.K$15]&gt;[.$C43]);0;IF(MOD([.K$15]-[.$B43]; [.$D43]) = 0; [.$E43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3];[.L$15]&gt;[.$C43]);0;IF(MOD([.L$15]-[.$B43]; [.$D43]) = 0; [.$E43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3];[.M$15]&gt;[.$C43]);0;IF(MOD([.M$15]-[.$B43]; [.$D43]) = 0; [.$E43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4];[.G$15]&gt;[.$C44]);0;IF(MOD([.G$15]-[.$B44]; [.$D44]) = 0; [.$E44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4];[.H$15]&gt;[.$C44]);0;IF(MOD([.H$15]-[.$B44]; [.$D44]) = 0; [.$E44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4];[.I$15]&gt;[.$C44]);0;IF(MOD([.I$15]-[.$B44]; [.$D44]) = 0; [.$E44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4];[.J$15]&gt;[.$C44]);0;IF(MOD([.J$15]-[.$B44]; [.$D44]) = 0; [.$E44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4];[.K$15]&gt;[.$C44]);0;IF(MOD([.K$15]-[.$B44]; [.$D44]) = 0; [.$E44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4];[.L$15]&gt;[.$C44]);0;IF(MOD([.L$15]-[.$B44]; [.$D44]) = 0; [.$E44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4];[.M$15]&gt;[.$C44]);0;IF(MOD([.M$15]-[.$B44]; [.$D44]) = 0; [.$E44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5];[.G$15]&gt;[.$C45]);0;IF(MOD([.G$15]-[.$B45]; [.$D45]) = 0; [.$E45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5];[.H$15]&gt;[.$C45]);0;IF(MOD([.H$15]-[.$B45]; [.$D45]) = 0; [.$E45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5];[.I$15]&gt;[.$C45]);0;IF(MOD([.I$15]-[.$B45]; [.$D45]) = 0; [.$E45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5];[.J$15]&gt;[.$C45]);0;IF(MOD([.J$15]-[.$B45]; [.$D45]) = 0; [.$E45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5];[.K$15]&gt;[.$C45]);0;IF(MOD([.K$15]-[.$B45]; [.$D45]) = 0; [.$E45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5];[.L$15]&gt;[.$C45]);0;IF(MOD([.L$15]-[.$B45]; [.$D45]) = 0; [.$E45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5];[.M$15]&gt;[.$C45]);0;IF(MOD([.M$15]-[.$B45]; [.$D45]) = 0; [.$E45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6];[.G$15]&gt;[.$C46]);0;IF(MOD([.G$15]-[.$B46]; [.$D46]) = 0; [.$E46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6];[.H$15]&gt;[.$C46]);0;IF(MOD([.H$15]-[.$B46]; [.$D46]) = 0; [.$E46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6];[.I$15]&gt;[.$C46]);0;IF(MOD([.I$15]-[.$B46]; [.$D46]) = 0; [.$E46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6];[.J$15]&gt;[.$C46]);0;IF(MOD([.J$15]-[.$B46]; [.$D46]) = 0; [.$E46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6];[.K$15]&gt;[.$C46]);0;IF(MOD([.K$15]-[.$B46]; [.$D46]) = 0; [.$E46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6];[.L$15]&gt;[.$C46]);0;IF(MOD([.L$15]-[.$B46]; [.$D46]) = 0; [.$E46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6];[.M$15]&gt;[.$C46]);0;IF(MOD([.M$15]-[.$B46]; [.$D46]) = 0; [.$E46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7];[.G$15]&gt;[.$C47]);0;IF(MOD([.G$15]-[.$B47]; [.$D47]) = 0; [.$E47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7];[.H$15]&gt;[.$C47]);0;IF(MOD([.H$15]-[.$B47]; [.$D47]) = 0; [.$E47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7];[.I$15]&gt;[.$C47]);0;IF(MOD([.I$15]-[.$B47]; [.$D47]) = 0; [.$E47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7];[.J$15]&gt;[.$C47]);0;IF(MOD([.J$15]-[.$B47]; [.$D47]) = 0; [.$E47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7];[.K$15]&gt;[.$C47]);0;IF(MOD([.K$15]-[.$B47]; [.$D47]) = 0; [.$E47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7];[.L$15]&gt;[.$C47]);0;IF(MOD([.L$15]-[.$B47]; [.$D47]) = 0; [.$E47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7];[.M$15]&gt;[.$C47]);0;IF(MOD([.M$15]-[.$B47]; [.$D47]) = 0; [.$E47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8];[.G$15]&gt;[.$C48]);0;IF(MOD([.G$15]-[.$B48]; [.$D48]) = 0; [.$E48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8];[.H$15]&gt;[.$C48]);0;IF(MOD([.H$15]-[.$B48]; [.$D48]) = 0; [.$E48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8];[.I$15]&gt;[.$C48]);0;IF(MOD([.I$15]-[.$B48]; [.$D48]) = 0; [.$E48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8];[.J$15]&gt;[.$C48]);0;IF(MOD([.J$15]-[.$B48]; [.$D48]) = 0; [.$E48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8];[.K$15]&gt;[.$C48]);0;IF(MOD([.K$15]-[.$B48]; [.$D48]) = 0; [.$E48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8];[.L$15]&gt;[.$C48]);0;IF(MOD([.L$15]-[.$B48]; [.$D48]) = 0; [.$E48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8];[.M$15]&gt;[.$C48]);0;IF(MOD([.M$15]-[.$B48]; [.$D48]) = 0; [.$E48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49];[.G$15]&gt;[.$C49]);0;IF(MOD([.G$15]-[.$B49]; [.$D49]) = 0; [.$E49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49];[.H$15]&gt;[.$C49]);0;IF(MOD([.H$15]-[.$B49]; [.$D49]) = 0; [.$E49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49];[.I$15]&gt;[.$C49]);0;IF(MOD([.I$15]-[.$B49]; [.$D49]) = 0; [.$E49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49];[.J$15]&gt;[.$C49]);0;IF(MOD([.J$15]-[.$B49]; [.$D49]) = 0; [.$E49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49];[.K$15]&gt;[.$C49]);0;IF(MOD([.K$15]-[.$B49]; [.$D49]) = 0; [.$E49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49];[.L$15]&gt;[.$C49]);0;IF(MOD([.L$15]-[.$B49]; [.$D49]) = 0; [.$E49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49];[.M$15]&gt;[.$C49]);0;IF(MOD([.M$15]-[.$B49]; [.$D49]) = 0; [.$E49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0];[.G$15]&gt;[.$C50]);0;IF(MOD([.G$15]-[.$B50]; [.$D50]) = 0; [.$E50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0];[.H$15]&gt;[.$C50]);0;IF(MOD([.H$15]-[.$B50]; [.$D50]) = 0; [.$E50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0];[.I$15]&gt;[.$C50]);0;IF(MOD([.I$15]-[.$B50]; [.$D50]) = 0; [.$E50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0];[.J$15]&gt;[.$C50]);0;IF(MOD([.J$15]-[.$B50]; [.$D50]) = 0; [.$E50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0];[.K$15]&gt;[.$C50]);0;IF(MOD([.K$15]-[.$B50]; [.$D50]) = 0; [.$E50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0];[.L$15]&gt;[.$C50]);0;IF(MOD([.L$15]-[.$B50]; [.$D50]) = 0; [.$E50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0];[.M$15]&gt;[.$C50]);0;IF(MOD([.M$15]-[.$B50]; [.$D50]) = 0; [.$E50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1];[.G$15]&gt;[.$C51]);0;IF(MOD([.G$15]-[.$B51]; [.$D51]) = 0; [.$E51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1];[.H$15]&gt;[.$C51]);0;IF(MOD([.H$15]-[.$B51]; [.$D51]) = 0; [.$E51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1];[.I$15]&gt;[.$C51]);0;IF(MOD([.I$15]-[.$B51]; [.$D51]) = 0; [.$E51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1];[.J$15]&gt;[.$C51]);0;IF(MOD([.J$15]-[.$B51]; [.$D51]) = 0; [.$E51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1];[.K$15]&gt;[.$C51]);0;IF(MOD([.K$15]-[.$B51]; [.$D51]) = 0; [.$E51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1];[.L$15]&gt;[.$C51]);0;IF(MOD([.L$15]-[.$B51]; [.$D51]) = 0; [.$E51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1];[.M$15]&gt;[.$C51]);0;IF(MOD([.M$15]-[.$B51]; [.$D51]) = 0; [.$E51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2];[.G$15]&gt;[.$C52]);0;IF(MOD([.G$15]-[.$B52]; [.$D52]) = 0; [.$E52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2];[.H$15]&gt;[.$C52]);0;IF(MOD([.H$15]-[.$B52]; [.$D52]) = 0; [.$E52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2];[.I$15]&gt;[.$C52]);0;IF(MOD([.I$15]-[.$B52]; [.$D52]) = 0; [.$E52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2];[.J$15]&gt;[.$C52]);0;IF(MOD([.J$15]-[.$B52]; [.$D52]) = 0; [.$E52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2];[.K$15]&gt;[.$C52]);0;IF(MOD([.K$15]-[.$B52]; [.$D52]) = 0; [.$E52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2];[.L$15]&gt;[.$C52]);0;IF(MOD([.L$15]-[.$B52]; [.$D52]) = 0; [.$E52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2];[.M$15]&gt;[.$C52]);0;IF(MOD([.M$15]-[.$B52]; [.$D52]) = 0; [.$E52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3];[.G$15]&gt;[.$C53]);0;IF(MOD([.G$15]-[.$B53]; [.$D53]) = 0; [.$E53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3];[.H$15]&gt;[.$C53]);0;IF(MOD([.H$15]-[.$B53]; [.$D53]) = 0; [.$E53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3];[.I$15]&gt;[.$C53]);0;IF(MOD([.I$15]-[.$B53]; [.$D53]) = 0; [.$E53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3];[.J$15]&gt;[.$C53]);0;IF(MOD([.J$15]-[.$B53]; [.$D53]) = 0; [.$E53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3];[.K$15]&gt;[.$C53]);0;IF(MOD([.K$15]-[.$B53]; [.$D53]) = 0; [.$E53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3];[.L$15]&gt;[.$C53]);0;IF(MOD([.L$15]-[.$B53]; [.$D53]) = 0; [.$E53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3];[.M$15]&gt;[.$C53]);0;IF(MOD([.M$15]-[.$B53]; [.$D53]) = 0; [.$E53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4];[.G$15]&gt;[.$C54]);0;IF(MOD([.G$15]-[.$B54]; [.$D54]) = 0; [.$E54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4];[.H$15]&gt;[.$C54]);0;IF(MOD([.H$15]-[.$B54]; [.$D54]) = 0; [.$E54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4];[.I$15]&gt;[.$C54]);0;IF(MOD([.I$15]-[.$B54]; [.$D54]) = 0; [.$E54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4];[.J$15]&gt;[.$C54]);0;IF(MOD([.J$15]-[.$B54]; [.$D54]) = 0; [.$E54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4];[.K$15]&gt;[.$C54]);0;IF(MOD([.K$15]-[.$B54]; [.$D54]) = 0; [.$E54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4];[.L$15]&gt;[.$C54]);0;IF(MOD([.L$15]-[.$B54]; [.$D54]) = 0; [.$E54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4];[.M$15]&gt;[.$C54]);0;IF(MOD([.M$15]-[.$B54]; [.$D54]) = 0; [.$E54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5];[.G$15]&gt;[.$C55]);0;IF(MOD([.G$15]-[.$B55]; [.$D55]) = 0; [.$E55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5];[.H$15]&gt;[.$C55]);0;IF(MOD([.H$15]-[.$B55]; [.$D55]) = 0; [.$E55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5];[.I$15]&gt;[.$C55]);0;IF(MOD([.I$15]-[.$B55]; [.$D55]) = 0; [.$E55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5];[.J$15]&gt;[.$C55]);0;IF(MOD([.J$15]-[.$B55]; [.$D55]) = 0; [.$E55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5];[.K$15]&gt;[.$C55]);0;IF(MOD([.K$15]-[.$B55]; [.$D55]) = 0; [.$E55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5];[.L$15]&gt;[.$C55]);0;IF(MOD([.L$15]-[.$B55]; [.$D55]) = 0; [.$E55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5];[.M$15]&gt;[.$C55]);0;IF(MOD([.M$15]-[.$B55]; [.$D55]) = 0; [.$E55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6];[.G$15]&gt;[.$C56]);0;IF(MOD([.G$15]-[.$B56]; [.$D56]) = 0; [.$E56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6];[.H$15]&gt;[.$C56]);0;IF(MOD([.H$15]-[.$B56]; [.$D56]) = 0; [.$E56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6];[.I$15]&gt;[.$C56]);0;IF(MOD([.I$15]-[.$B56]; [.$D56]) = 0; [.$E56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6];[.J$15]&gt;[.$C56]);0;IF(MOD([.J$15]-[.$B56]; [.$D56]) = 0; [.$E56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6];[.K$15]&gt;[.$C56]);0;IF(MOD([.K$15]-[.$B56]; [.$D56]) = 0; [.$E56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6];[.L$15]&gt;[.$C56]);0;IF(MOD([.L$15]-[.$B56]; [.$D56]) = 0; [.$E56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6];[.M$15]&gt;[.$C56]);0;IF(MOD([.M$15]-[.$B56]; [.$D56]) = 0; [.$E56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7];[.G$15]&gt;[.$C57]);0;IF(MOD([.G$15]-[.$B57]; [.$D57]) = 0; [.$E57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7];[.H$15]&gt;[.$C57]);0;IF(MOD([.H$15]-[.$B57]; [.$D57]) = 0; [.$E57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7];[.I$15]&gt;[.$C57]);0;IF(MOD([.I$15]-[.$B57]; [.$D57]) = 0; [.$E57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7];[.J$15]&gt;[.$C57]);0;IF(MOD([.J$15]-[.$B57]; [.$D57]) = 0; [.$E57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7];[.K$15]&gt;[.$C57]);0;IF(MOD([.K$15]-[.$B57]; [.$D57]) = 0; [.$E57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7];[.L$15]&gt;[.$C57]);0;IF(MOD([.L$15]-[.$B57]; [.$D57]) = 0; [.$E57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7];[.M$15]&gt;[.$C57]);0;IF(MOD([.M$15]-[.$B57]; [.$D57]) = 0; [.$E57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8];[.G$15]&gt;[.$C58]);0;IF(MOD([.G$15]-[.$B58]; [.$D58]) = 0; [.$E58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8];[.H$15]&gt;[.$C58]);0;IF(MOD([.H$15]-[.$B58]; [.$D58]) = 0; [.$E58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8];[.I$15]&gt;[.$C58]);0;IF(MOD([.I$15]-[.$B58]; [.$D58]) = 0; [.$E58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8];[.J$15]&gt;[.$C58]);0;IF(MOD([.J$15]-[.$B58]; [.$D58]) = 0; [.$E58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8];[.K$15]&gt;[.$C58]);0;IF(MOD([.K$15]-[.$B58]; [.$D58]) = 0; [.$E58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8];[.L$15]&gt;[.$C58]);0;IF(MOD([.L$15]-[.$B58]; [.$D58]) = 0; [.$E58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8];[.M$15]&gt;[.$C58]);0;IF(MOD([.M$15]-[.$B58]; [.$D58]) = 0; [.$E58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59];[.G$15]&gt;[.$C59]);0;IF(MOD([.G$15]-[.$B59]; [.$D59]) = 0; [.$E59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59];[.H$15]&gt;[.$C59]);0;IF(MOD([.H$15]-[.$B59]; [.$D59]) = 0; [.$E59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59];[.I$15]&gt;[.$C59]);0;IF(MOD([.I$15]-[.$B59]; [.$D59]) = 0; [.$E59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59];[.J$15]&gt;[.$C59]);0;IF(MOD([.J$15]-[.$B59]; [.$D59]) = 0; [.$E59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59];[.K$15]&gt;[.$C59]);0;IF(MOD([.K$15]-[.$B59]; [.$D59]) = 0; [.$E59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59];[.L$15]&gt;[.$C59]);0;IF(MOD([.L$15]-[.$B59]; [.$D59]) = 0; [.$E59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59];[.M$15]&gt;[.$C59]);0;IF(MOD([.M$15]-[.$B59]; [.$D59]) = 0; [.$E59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0];[.G$15]&gt;[.$C60]);0;IF(MOD([.G$15]-[.$B60]; [.$D60]) = 0; [.$E60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60];[.H$15]&gt;[.$C60]);0;IF(MOD([.H$15]-[.$B60]; [.$D60]) = 0; [.$E60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60];[.I$15]&gt;[.$C60]);0;IF(MOD([.I$15]-[.$B60]; [.$D60]) = 0; [.$E60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60];[.J$15]&gt;[.$C60]);0;IF(MOD([.J$15]-[.$B60]; [.$D60]) = 0; [.$E60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60];[.K$15]&gt;[.$C60]);0;IF(MOD([.K$15]-[.$B60]; [.$D60]) = 0; [.$E60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60];[.L$15]&gt;[.$C60]);0;IF(MOD([.L$15]-[.$B60]; [.$D60]) = 0; [.$E60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60];[.M$15]&gt;[.$C60]);0;IF(MOD([.M$15]-[.$B60]; [.$D60]) = 0; [.$E60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1];[.G$15]&gt;[.$C61]);0;IF(MOD([.G$15]-[.$B61]; [.$D61]) = 0; [.$E61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61];[.H$15]&gt;[.$C61]);0;IF(MOD([.H$15]-[.$B61]; [.$D61]) = 0; [.$E61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61];[.I$15]&gt;[.$C61]);0;IF(MOD([.I$15]-[.$B61]; [.$D61]) = 0; [.$E61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61];[.J$15]&gt;[.$C61]);0;IF(MOD([.J$15]-[.$B61]; [.$D61]) = 0; [.$E61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61];[.K$15]&gt;[.$C61]);0;IF(MOD([.K$15]-[.$B61]; [.$D61]) = 0; [.$E61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61];[.L$15]&gt;[.$C61]);0;IF(MOD([.L$15]-[.$B61]; [.$D61]) = 0; [.$E61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61];[.M$15]&gt;[.$C61]);0;IF(MOD([.M$15]-[.$B61]; [.$D61]) = 0; [.$E61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2];[.G$15]&gt;[.$C62]);0;IF(MOD([.G$15]-[.$B62]; [.$D62]) = 0; [.$E62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62];[.H$15]&gt;[.$C62]);0;IF(MOD([.H$15]-[.$B62]; [.$D62]) = 0; [.$E62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62];[.I$15]&gt;[.$C62]);0;IF(MOD([.I$15]-[.$B62]; [.$D62]) = 0; [.$E62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62];[.J$15]&gt;[.$C62]);0;IF(MOD([.J$15]-[.$B62]; [.$D62]) = 0; [.$E62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62];[.K$15]&gt;[.$C62]);0;IF(MOD([.K$15]-[.$B62]; [.$D62]) = 0; [.$E62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62];[.L$15]&gt;[.$C62]);0;IF(MOD([.L$15]-[.$B62]; [.$D62]) = 0; [.$E62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62];[.M$15]&gt;[.$C62]);0;IF(MOD([.M$15]-[.$B62]; [.$D62]) = 0; [.$E62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3];[.G$15]&gt;[.$C63]);0;IF(MOD([.G$15]-[.$B63]; [.$D63]) = 0; [.$E63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63];[.H$15]&gt;[.$C63]);0;IF(MOD([.H$15]-[.$B63]; [.$D63]) = 0; [.$E63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63];[.I$15]&gt;[.$C63]);0;IF(MOD([.I$15]-[.$B63]; [.$D63]) = 0; [.$E63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63];[.J$15]&gt;[.$C63]);0;IF(MOD([.J$15]-[.$B63]; [.$D63]) = 0; [.$E63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63];[.K$15]&gt;[.$C63]);0;IF(MOD([.K$15]-[.$B63]; [.$D63]) = 0; [.$E63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63];[.L$15]&gt;[.$C63]);0;IF(MOD([.L$15]-[.$B63]; [.$D63]) = 0; [.$E63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63];[.M$15]&gt;[.$C63]);0;IF(MOD([.M$15]-[.$B63]; [.$D63]) = 0; [.$E63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4];[.G$15]&gt;[.$C64]);0;IF(MOD([.G$15]-[.$B64]; [.$D64]) = 0; [.$E64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64];[.H$15]&gt;[.$C64]);0;IF(MOD([.H$15]-[.$B64]; [.$D64]) = 0; [.$E64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64];[.I$15]&gt;[.$C64]);0;IF(MOD([.I$15]-[.$B64]; [.$D64]) = 0; [.$E64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64];[.J$15]&gt;[.$C64]);0;IF(MOD([.J$15]-[.$B64]; [.$D64]) = 0; [.$E64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64];[.K$15]&gt;[.$C64]);0;IF(MOD([.K$15]-[.$B64]; [.$D64]) = 0; [.$E64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64];[.L$15]&gt;[.$C64]);0;IF(MOD([.L$15]-[.$B64]; [.$D64]) = 0; [.$E64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64];[.M$15]&gt;[.$C64]);0;IF(MOD([.M$15]-[.$B64]; [.$D64]) = 0; [.$E64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(IF(OR([.G$15]&lt;[.$B65];[.G$15]&gt;[.$C65]);0;IF(MOD([.G$15]-[.$B65]; [.$D65]) = 0; [.$E65]; 0)))*(1+['Current Financials'.$B$17])^([.G$15]-['Current Financials'.$B$11])" office:value-type="currency" office:currency="ZAR" office:value="0" calcext:value-type="currency">
            <text:p>R 0</text:p>
          </table:table-cell>
          <table:table-cell table:formula="of:=(IF(OR([.H$15]&lt;[.$B65];[.H$15]&gt;[.$C65]);0;IF(MOD([.H$15]-[.$B65]; [.$D65]) = 0; [.$E65]; 0)))*(1+['Current Financials'.$B$17])^([.H$15]-['Current Financials'.$B$11])" office:value-type="currency" office:currency="ZAR" office:value="0" calcext:value-type="currency">
            <text:p>R 0</text:p>
          </table:table-cell>
          <table:table-cell table:formula="of:=(IF(OR([.I$15]&lt;[.$B65];[.I$15]&gt;[.$C65]);0;IF(MOD([.I$15]-[.$B65]; [.$D65]) = 0; [.$E65]; 0)))*(1+['Current Financials'.$B$17])^([.I$15]-['Current Financials'.$B$11])" office:value-type="currency" office:currency="ZAR" office:value="0" calcext:value-type="currency">
            <text:p>R 0</text:p>
          </table:table-cell>
          <table:table-cell table:formula="of:=(IF(OR([.J$15]&lt;[.$B65];[.J$15]&gt;[.$C65]);0;IF(MOD([.J$15]-[.$B65]; [.$D65]) = 0; [.$E65]; 0)))*(1+['Current Financials'.$B$17])^([.J$15]-['Current Financials'.$B$11])" office:value-type="currency" office:currency="ZAR" office:value="0" calcext:value-type="currency">
            <text:p>R 0</text:p>
          </table:table-cell>
          <table:table-cell table:formula="of:=(IF(OR([.K$15]&lt;[.$B65];[.K$15]&gt;[.$C65]);0;IF(MOD([.K$15]-[.$B65]; [.$D65]) = 0; [.$E65]; 0)))*(1+['Current Financials'.$B$17])^([.K$15]-['Current Financials'.$B$11])" office:value-type="currency" office:currency="ZAR" office:value="0" calcext:value-type="currency">
            <text:p>R 0</text:p>
          </table:table-cell>
          <table:table-cell table:formula="of:=(IF(OR([.L$15]&lt;[.$B65];[.L$15]&gt;[.$C65]);0;IF(MOD([.L$15]-[.$B65]; [.$D65]) = 0; [.$E65]; 0)))*(1+['Current Financials'.$B$17])^([.L$15]-['Current Financials'.$B$11])" office:value-type="currency" office:currency="ZAR" office:value="0" calcext:value-type="currency">
            <text:p>R 0</text:p>
          </table:table-cell>
          <table:table-cell table:formula="of:=(IF(OR([.M$15]&lt;[.$B65];[.M$15]&gt;[.$C65]);0;IF(MOD([.M$15]-[.$B65]; [.$D65]) = 0; [.$E65]; 0)))*(1+['Current Financials'.$B$17])^([.M$15]-['Current Financials'.$B$11])" office:value-type="currency" office:currency="ZAR" office:value="0" calcext:value-type="currency">
            <text:p>R 0</text:p>
          </table:table-cell>
          <table:table-cell table:number-columns-repeated="3"/>
        </table:table-row>
      </table:table>
      <table:table table:name="Planning and Projections" table:style-name="ta1" table:protected="true">
        <loext:table-protection loext:select-unprotected-cells="true"/>
        <table:table-column table:style-name="co10" table:default-cell-style-name="Default"/>
        <table:table-column table:style-name="co2" table:default-cell-style-name="ce29"/>
        <table:table-column table:style-name="co2" table:number-columns-repeated="9" table:default-cell-style-name="Default"/>
        <table:table-row table:style-name="ro3">
          <table:table-cell table:style-name="ce22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16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1">
          <table:table-cell table:style-name="ce16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1">
          <table:table-cell table:style-name="ce16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1">
          <table:table-cell table:style-name="ce16" office:value-type="string" calcext:value-type="string">
            <text:p>If the annual changes are close to zero, a Body Corporate</text:p>
          </table:table-cell>
          <table:table-cell table:number-columns-repeated="10"/>
        </table:table-row>
        <table:table-row table:style-name="ro1">
          <table:table-cell table:style-name="ce16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1">
          <table:table-cell table:style-name="ce16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1">
          <table:table-cell table:style-name="ce16"/>
          <table:table-cell table:number-columns-repeated="10"/>
        </table:table-row>
        <table:table-row table:style-name="ro1">
          <table:table-cell table:style-name="ce16" office:value-type="string" calcext:value-type="string">
            <text:p>If either of the “Management budget OK?” or “Final reserve OK?”</text:p>
          </table:table-cell>
          <table:table-cell table:number-columns-repeated="10"/>
        </table:table-row>
        <table:table-row table:style-name="ro1">
          <table:table-cell table:style-name="ce16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1">
          <table:table-cell table:style-name="ce16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1">
          <table:table-cell table:style-name="ce16" office:value-type="string" calcext:value-type="string">
            <text:p>management of a Body Corporate.</text:p>
          </table:table-cell>
          <table:table-cell table:number-columns-repeated="10"/>
        </table:table-row>
        <table:table-row table:style-name="ro1">
          <table:table-cell table:style-name="ce16"/>
          <table:table-cell table:number-columns-repeated="10"/>
        </table:table-row>
        <table:table-row table:style-name="ro1">
          <table:table-cell table:style-name="ce6"/>
          <table:table-cell table:number-columns-repeated="10"/>
        </table:table-row>
        <table:table-row table:style-name="ro1">
          <table:table-cell table:style-name="ce31" office:value-type="string" calcext:value-type="string">
            <text:p>Year</text:p>
          </table:table-cell>
          <table:table-cell table:formula="of:=['Current Financials'.B11]" office:value-type="float" office:value="2018" calcext:value-type="float">
            <text:p>2018</text:p>
          </table:table-cell>
          <table:table-cell table:style-name="ce29" table:formula="of:=[.B15]+1" office:value-type="float" office:value="2019" calcext:value-type="float">
            <text:p>2019</text:p>
          </table:table-cell>
          <table:table-cell table:style-name="ce29" table:formula="of:=[.C15]+1" office:value-type="float" office:value="2020" calcext:value-type="float">
            <text:p>2020</text:p>
          </table:table-cell>
          <table:table-cell table:style-name="ce29" table:formula="of:=[.D15]+1" office:value-type="float" office:value="2021" calcext:value-type="float">
            <text:p>2021</text:p>
          </table:table-cell>
          <table:table-cell table:style-name="ce29" table:formula="of:=[.E15]+1" office:value-type="float" office:value="2022" calcext:value-type="float">
            <text:p>2022</text:p>
          </table:table-cell>
          <table:table-cell table:style-name="ce29" table:formula="of:=[.F15]+1" office:value-type="float" office:value="2023" calcext:value-type="float">
            <text:p>2023</text:p>
          </table:table-cell>
          <table:table-cell table:style-name="ce29" table:formula="of:=[.G15]+1" office:value-type="float" office:value="2024" calcext:value-type="float">
            <text:p>2024</text:p>
          </table:table-cell>
          <table:table-cell table:style-name="ce29" table:formula="of:=[.H15]+1" office:value-type="float" office:value="2025" calcext:value-type="float">
            <text:p>2025</text:p>
          </table:table-cell>
          <table:table-cell table:style-name="ce29" table:formula="of:=[.I15]+1" office:value-type="float" office:value="2026" calcext:value-type="float">
            <text:p>2026</text:p>
          </table:table-cell>
          <table:table-cell table:style-name="ce29" table:formula="of:=[.J15]+1" office:value-type="float" office:value="2027" calcext:value-type="float">
            <text:p>2027</text:p>
          </table:table-cell>
        </table:table-row>
        <table:table-row table:style-name="ro2">
          <table:table-cell table:style-name="ce32" office:value-type="string" calcext:value-type="string">
            <text:p>Proposed budget change real (%)</text:p>
          </table:table-cell>
          <table:table-cell table:number-columns-repeated="10" table:style-name="ce35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Proposed budget change nominal (%)</text:p>
          </table:table-cell>
          <table:table-cell table:style-name="ce20" table:formula="of:=[.B16]+['Current Financials'.$B$17]" office:value-type="percentage" office:value="0.07" calcext:value-type="percentage">
            <text:p>7.00%</text:p>
          </table:table-cell>
          <table:table-cell table:style-name="ce20" table:formula="of:=[.C16]+['Current Financials'.$B$17]" office:value-type="percentage" office:value="0.07" calcext:value-type="percentage">
            <text:p>7.00%</text:p>
          </table:table-cell>
          <table:table-cell table:style-name="ce20" table:formula="of:=[.D16]+['Current Financials'.$B$17]" office:value-type="percentage" office:value="0.07" calcext:value-type="percentage">
            <text:p>7.00%</text:p>
          </table:table-cell>
          <table:table-cell table:style-name="ce20" table:formula="of:=[.E16]+['Current Financials'.$B$17]" office:value-type="percentage" office:value="0.07" calcext:value-type="percentage">
            <text:p>7.00%</text:p>
          </table:table-cell>
          <table:table-cell table:style-name="ce20" table:formula="of:=[.F16]+['Current Financials'.$B$17]" office:value-type="percentage" office:value="0.07" calcext:value-type="percentage">
            <text:p>7.00%</text:p>
          </table:table-cell>
          <table:table-cell table:style-name="ce20" table:formula="of:=[.G16]+['Current Financials'.$B$17]" office:value-type="percentage" office:value="0.07" calcext:value-type="percentage">
            <text:p>7.00%</text:p>
          </table:table-cell>
          <table:table-cell table:style-name="ce20" table:formula="of:=[.H16]+['Current Financials'.$B$17]" office:value-type="percentage" office:value="0.07" calcext:value-type="percentage">
            <text:p>7.00%</text:p>
          </table:table-cell>
          <table:table-cell table:style-name="ce20" table:formula="of:=[.I16]+['Current Financials'.$B$17]" office:value-type="percentage" office:value="0.07" calcext:value-type="percentage">
            <text:p>7.00%</text:p>
          </table:table-cell>
          <table:table-cell table:style-name="ce20" table:formula="of:=[.J16]+['Current Financials'.$B$17]" office:value-type="percentage" office:value="0.07" calcext:value-type="percentage">
            <text:p>7.00%</text:p>
          </table:table-cell>
          <table:table-cell table:style-name="ce20" table:formula="of:=[.K16]+['Current Financials'.$B$17]" office:value-type="percentage" office:value="0.07" calcext:value-type="percentage">
            <text:p>7.00%</text:p>
          </table:table-cell>
        </table:table-row>
        <table:table-row table:style-name="ro2">
          <table:table-cell office:value-type="string" calcext:value-type="string">
            <text:p>Initial reserve (nominal)</text:p>
          </table:table-cell>
          <table:table-cell table:style-name="ce30" table:formula="of:=['Current Financials'.B16]" office:value-type="currency" office:currency="ZAR" office:value="550000" calcext:value-type="currency">
            <text:p>R 550,000</text:p>
          </table:table-cell>
          <table:table-cell table:style-name="ce30" table:formula="of:=[.B25]" office:value-type="currency" office:currency="ZAR" office:value="693000" calcext:value-type="currency">
            <text:p>R 693,000</text:p>
          </table:table-cell>
          <table:table-cell table:style-name="ce30" table:formula="of:=[.C25]" office:value-type="currency" office:currency="ZAR" office:value="772590" calcext:value-type="currency">
            <text:p>R 772,590</text:p>
          </table:table-cell>
          <table:table-cell table:style-name="ce30" table:formula="of:=[.D25]" office:value-type="currency" office:currency="ZAR" office:value="-138475.05" calcext:value-type="currency">
            <text:p>R-138,475</text:p>
          </table:table-cell>
          <table:table-cell table:style-name="ce30" table:formula="of:=[.E25]" office:value-type="currency" office:currency="ZAR" office:value="-3906.33600000065" calcext:value-type="currency">
            <text:p>R-3,906</text:p>
          </table:table-cell>
          <table:table-cell table:style-name="ce30" table:formula="of:=[.F25]" office:value-type="currency" office:currency="ZAR" office:value="147295.286354999" calcext:value-type="currency">
            <text:p>R 147,295</text:p>
          </table:table-cell>
          <table:table-cell table:style-name="ce30" table:formula="of:=[.G25]" office:value-type="currency" office:currency="ZAR" office:value="316654.775568599" calcext:value-type="currency">
            <text:p>R 316,655</text:p>
          </table:table-cell>
          <table:table-cell table:style-name="ce30" table:formula="of:=[.H25]" office:value-type="currency" office:currency="ZAR" office:value="505821.869985588" calcext:value-type="currency">
            <text:p>R 505,822</text:p>
          </table:table-cell>
          <table:table-cell table:style-name="ce30" table:formula="of:=[.I25]" office:value-type="currency" office:currency="ZAR" office:value="581695.079993938" calcext:value-type="currency">
            <text:p>R 581,695</text:p>
          </table:table-cell>
          <table:table-cell table:style-name="ce30" table:formula="of:=[.J25]" office:value-type="currency" office:currency="ZAR" office:value="809230.337764221" calcext:value-type="currency">
            <text:p>R 809,230</text:p>
          </table:table-cell>
        </table:table-row>
        <table:table-row table:style-name="ro2">
          <table:table-cell office:value-type="string" calcext:value-type="string">
            <text:p>Administrative budget (nominal)</text:p>
          </table:table-cell>
          <table:table-cell table:style-name="ce30" table:formula="of:=['Current Financials'.B14]" office:value-type="currency" office:currency="ZAR" office:value="960000" calcext:value-type="currency">
            <text:p>R 960,000</text:p>
          </table:table-cell>
          <table:table-cell table:style-name="ce30" table:formula="of:=[.B19]*(1+['Current Financials'.$B$17])" office:value-type="currency" office:currency="ZAR" office:value="1027200" calcext:value-type="currency">
            <text:p>R 1,027,200</text:p>
          </table:table-cell>
          <table:table-cell table:style-name="ce30" table:formula="of:=[.C19]*(1+['Current Financials'.$B$17])" office:value-type="currency" office:currency="ZAR" office:value="1099104" calcext:value-type="currency">
            <text:p>R 1,099,104</text:p>
          </table:table-cell>
          <table:table-cell table:style-name="ce30" table:formula="of:=[.D19]*(1+['Current Financials'.$B$17])" office:value-type="currency" office:currency="ZAR" office:value="1176041.28" calcext:value-type="currency">
            <text:p>R 1,176,041</text:p>
          </table:table-cell>
          <table:table-cell table:style-name="ce30" table:formula="of:=[.E19]*(1+['Current Financials'.$B$17])" office:value-type="currency" office:currency="ZAR" office:value="1258364.1696" calcext:value-type="currency">
            <text:p>R 1,258,364</text:p>
          </table:table-cell>
          <table:table-cell table:style-name="ce30" table:formula="of:=[.F19]*(1+['Current Financials'.$B$17])" office:value-type="currency" office:currency="ZAR" office:value="1346449.661472" calcext:value-type="currency">
            <text:p>R 1,346,450</text:p>
          </table:table-cell>
          <table:table-cell table:style-name="ce30" table:formula="of:=[.G19]*(1+['Current Financials'.$B$17])" office:value-type="currency" office:currency="ZAR" office:value="1440701.13777504" calcext:value-type="currency">
            <text:p>R 1,440,701</text:p>
          </table:table-cell>
          <table:table-cell table:style-name="ce30" table:formula="of:=[.H19]*(1+['Current Financials'.$B$17])" office:value-type="currency" office:currency="ZAR" office:value="1541550.21741929" calcext:value-type="currency">
            <text:p>R 1,541,550</text:p>
          </table:table-cell>
          <table:table-cell table:style-name="ce30" table:formula="of:=[.I19]*(1+['Current Financials'.$B$17])" office:value-type="currency" office:currency="ZAR" office:value="1649458.73263864" calcext:value-type="currency">
            <text:p>R 1,649,459</text:p>
          </table:table-cell>
          <table:table-cell table:style-name="ce30" table:formula="of:=[.J19]*(1+['Current Financials'.$B$17])" office:value-type="currency" office:currency="ZAR" office:value="1764920.84392335" calcext:value-type="currency">
            <text:p>R 1,764,921</text:p>
          </table:table-cell>
        </table:table-row>
        <table:table-row table:style-name="ro2">
          <table:table-cell office:value-type="string" calcext:value-type="string">
            <text:p>Repairs &amp; Maintenance (nominal)</text:p>
          </table:table-cell>
          <table:table-cell table:style-name="ce30" table:formula="of:=['Current Financials'.B15]" office:value-type="currency" office:currency="ZAR" office:value="130000" calcext:value-type="currency">
            <text:p>R 130,000</text:p>
          </table:table-cell>
          <table:table-cell table:style-name="ce30" table:formula="of:=[.B20]*(1+['Current Financials'.$B$17])" office:value-type="currency" office:currency="ZAR" office:value="139100" calcext:value-type="currency">
            <text:p>R 139,100</text:p>
          </table:table-cell>
          <table:table-cell table:style-name="ce30" table:formula="of:=[.C20]*(1+['Current Financials'.$B$17])" office:value-type="currency" office:currency="ZAR" office:value="148837" calcext:value-type="currency">
            <text:p>R 148,837</text:p>
          </table:table-cell>
          <table:table-cell table:style-name="ce30" table:formula="of:=[.D20]*(1+['Current Financials'.$B$17])" office:value-type="currency" office:currency="ZAR" office:value="159255.59" calcext:value-type="currency">
            <text:p>R 159,256</text:p>
          </table:table-cell>
          <table:table-cell table:style-name="ce30" table:formula="of:=[.E20]*(1+['Current Financials'.$B$17])" office:value-type="currency" office:currency="ZAR" office:value="170403.4813" calcext:value-type="currency">
            <text:p>R 170,403</text:p>
          </table:table-cell>
          <table:table-cell table:style-name="ce30" table:formula="of:=[.F20]*(1+['Current Financials'.$B$17])" office:value-type="currency" office:currency="ZAR" office:value="182331.724991" calcext:value-type="currency">
            <text:p>R 182,332</text:p>
          </table:table-cell>
          <table:table-cell table:style-name="ce30" table:formula="of:=[.G20]*(1+['Current Financials'.$B$17])" office:value-type="currency" office:currency="ZAR" office:value="195094.94574037" calcext:value-type="currency">
            <text:p>R 195,095</text:p>
          </table:table-cell>
          <table:table-cell table:style-name="ce30" table:formula="of:=[.H20]*(1+['Current Financials'.$B$17])" office:value-type="currency" office:currency="ZAR" office:value="208751.591942196" calcext:value-type="currency">
            <text:p>R 208,752</text:p>
          </table:table-cell>
          <table:table-cell table:style-name="ce30" table:formula="of:=[.I20]*(1+['Current Financials'.$B$17])" office:value-type="currency" office:currency="ZAR" office:value="223364.20337815" calcext:value-type="currency">
            <text:p>R 223,364</text:p>
          </table:table-cell>
          <table:table-cell table:style-name="ce30" table:formula="of:=[.J20]*(1+['Current Financials'.$B$17])" office:value-type="currency" office:currency="ZAR" office:value="238999.69761462" calcext:value-type="currency">
            <text:p>R 239,000</text:p>
          </table:table-cell>
        </table:table-row>
        <table:table-row table:style-name="ro2">
          <table:table-cell office:value-type="string" calcext:value-type="string">
            <text:p>Total budget (nominal)</text:p>
          </table:table-cell>
          <table:table-cell table:style-name="ce36" table:formula="of:=['Current Financials'.B13]*(1+[.B17])" office:value-type="currency" office:currency="ZAR" office:value="1070000" calcext:value-type="currency">
            <text:p>R 1,070,000</text:p>
          </table:table-cell>
          <table:table-cell table:style-name="ce36" table:formula="of:=[.B21]*(1+[.C17])" office:value-type="currency" office:currency="ZAR" office:value="1144900" calcext:value-type="currency">
            <text:p>R 1,144,900</text:p>
          </table:table-cell>
          <table:table-cell table:style-name="ce36" table:formula="of:=[.C21]*(1+[.D17])" office:value-type="currency" office:currency="ZAR" office:value="1225043" calcext:value-type="currency">
            <text:p>R 1,225,043</text:p>
          </table:table-cell>
          <table:table-cell table:style-name="ce36" table:formula="of:=[.D21]*(1+[.E17])" office:value-type="currency" office:currency="ZAR" office:value="1310796.01" calcext:value-type="currency">
            <text:p>R 1,310,796</text:p>
          </table:table-cell>
          <table:table-cell table:style-name="ce36" table:formula="of:=[.E21]*(1+[.F17])" office:value-type="currency" office:currency="ZAR" office:value="1402551.7307" calcext:value-type="currency">
            <text:p>R 1,402,552</text:p>
          </table:table-cell>
          <table:table-cell table:style-name="ce36" table:formula="of:=[.F21]*(1+[.G17])" office:value-type="currency" office:currency="ZAR" office:value="1500730.351849" calcext:value-type="currency">
            <text:p>R 1,500,730</text:p>
          </table:table-cell>
          <table:table-cell table:style-name="ce36" table:formula="of:=[.G21]*(1+[.H17])" office:value-type="currency" office:currency="ZAR" office:value="1605781.47647843" calcext:value-type="currency">
            <text:p>R 1,605,781</text:p>
          </table:table-cell>
          <table:table-cell table:style-name="ce36" table:formula="of:=[.H21]*(1+[.I17])" office:value-type="currency" office:currency="ZAR" office:value="1718186.17983192" calcext:value-type="currency">
            <text:p>R 1,718,186</text:p>
          </table:table-cell>
          <table:table-cell table:style-name="ce36" table:formula="of:=[.I21]*(1+[.J17])" office:value-type="currency" office:currency="ZAR" office:value="1838459.21242016" calcext:value-type="currency">
            <text:p>R 1,838,459</text:p>
          </table:table-cell>
          <table:table-cell table:style-name="ce36" table:formula="of:=[.J21]*(1+[.K17])" office:value-type="currency" office:currency="ZAR" office:value="1967151.35728957" calcext:value-type="currency">
            <text:p>R 1,967,151</text:p>
          </table:table-cell>
        </table:table-row>
        <table:table-row table:style-name="ro2">
          <table:table-cell office:value-type="string" calcext:value-type="string">
            <text:p>Management budget (nominal)</text:p>
          </table:table-cell>
          <table:table-cell table:style-name="ce30" table:formula="of:=[.B21]-[.B19]" office:value-type="currency" office:currency="ZAR" office:value="110000" calcext:value-type="currency">
            <text:p>R 110,000</text:p>
          </table:table-cell>
          <table:table-cell table:style-name="ce30" table:formula="of:=[.C21]-[.C19]" office:value-type="currency" office:currency="ZAR" office:value="117700" calcext:value-type="currency">
            <text:p>R 117,700</text:p>
          </table:table-cell>
          <table:table-cell table:style-name="ce30" table:formula="of:=[.D21]-[.D19]" office:value-type="currency" office:currency="ZAR" office:value="125939" calcext:value-type="currency">
            <text:p>R 125,939</text:p>
          </table:table-cell>
          <table:table-cell table:style-name="ce30" table:formula="of:=[.E21]-[.E19]" office:value-type="currency" office:currency="ZAR" office:value="134754.73" calcext:value-type="currency">
            <text:p>R 134,755</text:p>
          </table:table-cell>
          <table:table-cell table:style-name="ce30" table:formula="of:=[.F21]-[.F19]" office:value-type="currency" office:currency="ZAR" office:value="144187.5611" calcext:value-type="currency">
            <text:p>R 144,188</text:p>
          </table:table-cell>
          <table:table-cell table:style-name="ce30" table:formula="of:=[.G21]-[.G19]" office:value-type="currency" office:currency="ZAR" office:value="154280.690377" calcext:value-type="currency">
            <text:p>R 154,281</text:p>
          </table:table-cell>
          <table:table-cell table:style-name="ce30" table:formula="of:=[.H21]-[.H19]" office:value-type="currency" office:currency="ZAR" office:value="165080.33870339" calcext:value-type="currency">
            <text:p>R 165,080</text:p>
          </table:table-cell>
          <table:table-cell table:style-name="ce30" table:formula="of:=[.I21]-[.I19]" office:value-type="currency" office:currency="ZAR" office:value="176635.962412627" calcext:value-type="currency">
            <text:p>R 176,636</text:p>
          </table:table-cell>
          <table:table-cell table:style-name="ce30" table:formula="of:=[.J21]-[.J19]" office:value-type="currency" office:currency="ZAR" office:value="189000.479781511" calcext:value-type="currency">
            <text:p>R 189,000</text:p>
          </table:table-cell>
          <table:table-cell table:style-name="ce30" table:formula="of:=[.K21]-[.K19]" office:value-type="currency" office:currency="ZAR" office:value="202230.513366217" calcext:value-type="currency">
            <text:p>R 202,231</text:p>
          </table:table-cell>
        </table:table-row>
        <table:table-row table:style-name="ro4">
          <table:table-cell office:value-type="string" calcext:value-type="string">
            <text:p>Management budget OK?</text:p>
          </table:table-cell>
          <table:table-cell table:style-name="ce37" table:formula="of:=IF([.B18]&gt;=['Current Financials'.$B$12];&quot;&quot;;IF([.B18]&gt;=['Current Financials'.$B$12]/4;IF([.B22]&gt;=[.B20]; &quot;&quot;; &quot;NOT OK1&quot;); IF([.B22]&gt;=0.15*[.B19]; &quot;&quot;; &quot;NOT OK2&quot;)))" office:value-type="string" office:string-value="NOT OK1" calcext:value-type="string">
            <text:p>NOT OK1</text:p>
          </table:table-cell>
          <table:table-cell table:style-name="ce37" table:formula="of:=IF([.C18]&gt;=[.B19];&quot;&quot;;IF([.C18]&gt;=[.B19]/4;IF([.C22]&gt;=[.C20]; &quot;&quot;; &quot;NOT OK1&quot;); IF([.C22]&gt;=0.15*[.C19]; &quot;&quot;; &quot;NOT OK2&quot;)))" office:value-type="string" office:string-value="NOT OK1" calcext:value-type="string">
            <text:p>NOT OK1</text:p>
          </table:table-cell>
          <table:table-cell table:style-name="ce37" table:formula="of:=IF([.D18]&gt;=[.C19];&quot;&quot;;IF([.D18]&gt;=[.C19]/4;IF([.D22]&gt;=[.D20]; &quot;&quot;; &quot;NOT OK1&quot;); IF([.D22]&gt;=0.15*[.D19]; &quot;&quot;; &quot;NOT OK2&quot;)))" office:value-type="string" office:string-value="NOT OK1" calcext:value-type="string">
            <text:p>NOT OK1</text:p>
          </table:table-cell>
          <table:table-cell table:style-name="ce37" table:formula="of:=IF([.E18]&gt;=[.D19];&quot;&quot;;IF([.E18]&gt;=[.D19]/4;IF([.E22]&gt;=[.E20]; &quot;&quot;; &quot;NOT OK1&quot;); IF([.E22]&gt;=0.15*[.E19]; &quot;&quot;; &quot;NOT OK2&quot;)))" office:value-type="string" office:string-value="NOT OK2" calcext:value-type="string">
            <text:p>NOT OK2</text:p>
          </table:table-cell>
          <table:table-cell table:style-name="ce37" table:formula="of:=IF([.F18]&gt;=[.E19];&quot;&quot;;IF([.F18]&gt;=[.E19]/4;IF([.F22]&gt;=[.F20]; &quot;&quot;; &quot;NOT OK1&quot;); IF([.F22]&gt;=0.15*[.F19]; &quot;&quot;; &quot;NOT OK2&quot;)))" office:value-type="string" office:string-value="NOT OK2" calcext:value-type="string">
            <text:p>NOT OK2</text:p>
          </table:table-cell>
          <table:table-cell table:style-name="ce37" table:formula="of:=IF([.G18]&gt;=[.F19];&quot;&quot;;IF([.G18]&gt;=[.F19]/4;IF([.G22]&gt;=[.G20]; &quot;&quot;; &quot;NOT OK1&quot;); IF([.G22]&gt;=0.15*[.G19]; &quot;&quot;; &quot;NOT OK2&quot;)))" office:value-type="string" office:string-value="NOT OK2" calcext:value-type="string">
            <text:p>NOT OK2</text:p>
          </table:table-cell>
          <table:table-cell table:style-name="ce37" table:formula="of:=IF([.H18]&gt;=[.G19];&quot;&quot;;IF([.H18]&gt;=[.G19]/4;IF([.H22]&gt;=[.H20]; &quot;&quot;; &quot;NOT OK1&quot;); IF([.H22]&gt;=0.15*[.H19]; &quot;&quot;; &quot;NOT OK2&quot;)))" office:value-type="string" office:string-value="NOT OK2" calcext:value-type="string">
            <text:p>NOT OK2</text:p>
          </table:table-cell>
          <table:table-cell table:style-name="ce37" table:formula="of:=IF([.I18]&gt;=[.H19];&quot;&quot;;IF([.I18]&gt;=[.H19]/4;IF([.I22]&gt;=[.I20]; &quot;&quot;; &quot;NOT OK1&quot;); IF([.I22]&gt;=0.15*[.I19]; &quot;&quot;; &quot;NOT OK2&quot;)))" office:value-type="string" office:string-value="NOT OK1" calcext:value-type="string">
            <text:p>NOT OK1</text:p>
          </table:table-cell>
          <table:table-cell table:style-name="ce37" table:formula="of:=IF([.J18]&gt;=[.I19];&quot;&quot;;IF([.J18]&gt;=[.I19]/4;IF([.J22]&gt;=[.J20]; &quot;&quot;; &quot;NOT OK1&quot;); IF([.J22]&gt;=0.15*[.J19]; &quot;&quot;; &quot;NOT OK2&quot;)))" office:value-type="string" office:string-value="NOT OK1" calcext:value-type="string">
            <text:p>NOT OK1</text:p>
          </table:table-cell>
          <table:table-cell table:style-name="ce37" table:formula="of:=IF([.K18]&gt;=[.J19];&quot;&quot;;IF([.K18]&gt;=[.J19]/4;IF([.K22]&gt;=[.K20]; &quot;&quot;; &quot;NOT OK1&quot;); IF([.K22]&gt;=0.15*[.K19]; &quot;&quot;; &quot;NOT OK2&quot;)))" office:value-type="string" office:string-value="NOT OK1" calcext:value-type="string">
            <text:p>NOT OK1</text:p>
          </table:table-cell>
        </table:table-row>
        <table:table-row table:style-name="ro2">
          <table:table-cell office:value-type="string" calcext:value-type="string">
            <text:p>Management spend (nominal)</text:p>
          </table:table-cell>
          <table:table-cell table:style-name="ce30" table:formula="of:=SUM(['Ten Year Plan'.G$16:'Ten Year Plan'.G$65])" office:value-type="currency" office:currency="ZAR" office:value="0" calcext:value-type="currency">
            <text:p>R 0</text:p>
          </table:table-cell>
          <table:table-cell table:style-name="ce30" table:formula="of:=SUM(['Ten Year Plan'.H$16:'Ten Year Plan'.H$65])" office:value-type="currency" office:currency="ZAR" office:value="74900" calcext:value-type="currency">
            <text:p>R 74,900</text:p>
          </table:table-cell>
          <table:table-cell table:style-name="ce30" table:formula="of:=SUM(['Ten Year Plan'.I$16:'Ten Year Plan'.I$65])" office:value-type="currency" office:currency="ZAR" office:value="1030410" calcext:value-type="currency">
            <text:p>R 1,030,410</text:p>
          </table:table-cell>
          <table:table-cell table:style-name="ce30" table:formula="of:=SUM(['Ten Year Plan'.J$16:'Ten Year Plan'.J$65])" office:value-type="currency" office:currency="ZAR" office:value="0" calcext:value-type="currency">
            <text:p>R 0</text:p>
          </table:table-cell>
          <table:table-cell table:style-name="ce30" table:formula="of:=SUM(['Ten Year Plan'.K$16:'Ten Year Plan'.K$65])" office:value-type="currency" office:currency="ZAR" office:value="0" calcext:value-type="currency">
            <text:p>R 0</text:p>
          </table:table-cell>
          <table:table-cell table:style-name="ce30" table:formula="of:=SUM(['Ten Year Plan'.L$16:'Ten Year Plan'.L$65])" office:value-type="currency" office:currency="ZAR" office:value="0" calcext:value-type="currency">
            <text:p>R 0</text:p>
          </table:table-cell>
          <table:table-cell table:style-name="ce30" table:formula="of:=SUM(['Ten Year Plan'.M$16:'Ten Year Plan'.M$65])" office:value-type="currency" office:currency="ZAR" office:value="0" calcext:value-type="currency">
            <text:p>R 0</text:p>
          </table:table-cell>
          <table:table-cell table:style-name="ce30" table:formula="of:=SUM(['Ten Year Plan'.N$16:'Ten Year Plan'.N$65])" office:value-type="currency" office:currency="ZAR" office:value="128462.518118274" calcext:value-type="currency">
            <text:p>R 128,463</text:p>
          </table:table-cell>
          <table:table-cell table:style-name="ce30" table:formula="of:=SUM(['Ten Year Plan'.O$16:'Ten Year Plan'.O$65])" office:value-type="currency" office:currency="ZAR" office:value="0" calcext:value-type="currency">
            <text:p>R 0</text:p>
          </table:table-cell>
          <table:table-cell table:style-name="ce30" table:formula="of:=SUM(['Ten Year Plan'.P$16:'Ten Year Plan'.P$65])" office:value-type="currency" office:currency="ZAR" office:value="1654613.29117814" calcext:value-type="currency">
            <text:p>R 1,654,613</text:p>
          </table:table-cell>
        </table:table-row>
        <table:table-row table:style-name="ro2">
          <table:table-cell office:value-type="string" calcext:value-type="string">
            <text:p>Final reserve (nominal)</text:p>
          </table:table-cell>
          <table:table-cell table:style-name="ce38" table:formula="of:=([.B18]+[.B22]-[.B24])*(1+['Current Financials'.$B$18])" office:value-type="currency" office:currency="ZAR" office:value="693000" calcext:value-type="currency">
            <text:p>R 693,000</text:p>
          </table:table-cell>
          <table:table-cell table:style-name="ce38" table:formula="of:=([.C18]+[.C22]-[.C24])*(1+['Current Financials'.$B$18])" office:value-type="currency" office:currency="ZAR" office:value="772590" calcext:value-type="currency">
            <text:p>R 772,590</text:p>
          </table:table-cell>
          <table:table-cell table:style-name="ce38" table:formula="of:=([.D18]+[.D22]-[.D24])*(1+['Current Financials'.$B$18])" office:value-type="currency" office:currency="ZAR" office:value="-138475.05" calcext:value-type="currency">
            <text:p>R-138,475</text:p>
          </table:table-cell>
          <table:table-cell table:style-name="ce38" table:formula="of:=([.E18]+[.E22]-[.E24])*(1+['Current Financials'.$B$18])" office:value-type="currency" office:currency="ZAR" office:value="-3906.33600000065" calcext:value-type="currency">
            <text:p>R-3,906</text:p>
          </table:table-cell>
          <table:table-cell table:style-name="ce38" table:formula="of:=([.F18]+[.F22]-[.F24])*(1+['Current Financials'.$B$18])" office:value-type="currency" office:currency="ZAR" office:value="147295.286354999" calcext:value-type="currency">
            <text:p>R 147,295</text:p>
          </table:table-cell>
          <table:table-cell table:style-name="ce38" table:formula="of:=([.G18]+[.G22]-[.G24])*(1+['Current Financials'.$B$18])" office:value-type="currency" office:currency="ZAR" office:value="316654.775568599" calcext:value-type="currency">
            <text:p>R 316,655</text:p>
          </table:table-cell>
          <table:table-cell table:style-name="ce38" table:formula="of:=([.H18]+[.H22]-[.H24])*(1+['Current Financials'.$B$18])" office:value-type="currency" office:currency="ZAR" office:value="505821.869985588" calcext:value-type="currency">
            <text:p>R 505,822</text:p>
          </table:table-cell>
          <table:table-cell table:style-name="ce38" table:formula="of:=([.I18]+[.I22]-[.I24])*(1+['Current Financials'.$B$18])" office:value-type="currency" office:currency="ZAR" office:value="581695.079993938" calcext:value-type="currency">
            <text:p>R 581,695</text:p>
          </table:table-cell>
          <table:table-cell table:style-name="ce38" table:formula="of:=([.J18]+[.J22]-[.J24])*(1+['Current Financials'.$B$18])" office:value-type="currency" office:currency="ZAR" office:value="809230.337764221" calcext:value-type="currency">
            <text:p>R 809,230</text:p>
          </table:table-cell>
          <table:table-cell table:style-name="ce38" table:formula="of:=([.K18]+[.K22]-[.K24])*(1+['Current Financials'.$B$18])" office:value-type="currency" office:currency="ZAR" office:value="-675310.062050087" calcext:value-type="currency">
            <text:p>R-675,310</text:p>
          </table:table-cell>
        </table:table-row>
        <table:table-row table:style-name="ro2">
          <table:table-cell office:value-type="string" calcext:value-type="string">
            <text:p>Final reserve (months)</text:p>
          </table:table-cell>
          <table:table-cell table:style-name="ce39" table:formula="of:=[.B25]/[.B19]*12" office:value-type="float" office:value="8.6625" calcext:value-type="float">
            <text:p>8.7</text:p>
          </table:table-cell>
          <table:table-cell table:style-name="ce39" table:formula="of:=[.C25]/[.C19]*12" office:value-type="float" office:value="9.02558411214953" calcext:value-type="float">
            <text:p>9.0</text:p>
          </table:table-cell>
          <table:table-cell table:style-name="ce39" table:formula="of:=[.D25]/[.D19]*12" office:value-type="float" office:value="-1.51186839461962" calcext:value-type="float">
            <text:p>-1.5</text:p>
          </table:table-cell>
          <table:table-cell table:style-name="ce39" table:formula="of:=[.E25]/[.E19]*12" office:value-type="float" office:value="-0.0398591722902854" calcext:value-type="float">
            <text:p>-0.0</text:p>
          </table:table-cell>
          <table:table-cell table:style-name="ce39" table:formula="of:=[.F25]/[.F19]*12" office:value-type="float" office:value="1.40463585896747" calcext:value-type="float">
            <text:p>1.4</text:p>
          </table:table-cell>
          <table:table-cell table:style-name="ce39" table:formula="of:=[.G25]/[.G19]*12" office:value-type="float" office:value="2.82213098309892" calcext:value-type="float">
            <text:p>2.8</text:p>
          </table:table-cell>
          <table:table-cell table:style-name="ce39" table:formula="of:=[.H25]/[.H19]*12" office:value-type="float" office:value="4.21313087126529" calcext:value-type="float">
            <text:p>4.2</text:p>
          </table:table-cell>
          <table:table-cell table:style-name="ce39" table:formula="of:=[.I25]/[.I19]*12" office:value-type="float" office:value="4.52813076152201" calcext:value-type="float">
            <text:p>4.5</text:p>
          </table:table-cell>
          <table:table-cell table:style-name="ce39" table:formula="of:=[.J25]/[.J19]*12" office:value-type="float" office:value="5.88724280336272" calcext:value-type="float">
            <text:p>5.9</text:p>
          </table:table-cell>
          <table:table-cell table:style-name="ce39" table:formula="of:=[.K25]/[.K19]*12" office:value-type="float" office:value="-4.59154911819546" calcext:value-type="float">
            <text:p>-4.6</text:p>
          </table:table-cell>
        </table:table-row>
        <table:table-row table:style-name="ro4">
          <table:table-cell office:value-type="string" calcext:value-type="string">
            <text:p>Final reserve OK?</text:p>
          </table:table-cell>
          <table:table-cell table:style-name="ce40" table:formula="of:=IF([.B25]&gt;=[.B19]/4;&quot;&quot;;&quot;NOT OK!&quot;)">
            <text:p/>
          </table:table-cell>
          <table:table-cell table:style-name="ce40" table:formula="of:=IF([.C25]&gt;=[.C19]/4;&quot;&quot;;&quot;NOT OK!&quot;)">
            <text:p/>
          </table:table-cell>
          <table:table-cell table:style-name="ce40" table:formula="of:=IF([.D25]&gt;=[.D19]/4;&quot;&quot;;&quot;NOT OK!&quot;)" office:value-type="string" office:string-value="NOT OK!" calcext:value-type="string">
            <text:p>NOT OK!</text:p>
          </table:table-cell>
          <table:table-cell table:style-name="ce40" table:formula="of:=IF([.E25]&gt;=[.E19]/4;&quot;&quot;;&quot;NOT OK!&quot;)" office:value-type="string" office:string-value="NOT OK!" calcext:value-type="string">
            <text:p>NOT OK!</text:p>
          </table:table-cell>
          <table:table-cell table:style-name="ce40" table:formula="of:=IF([.F25]&gt;=[.F19]/4;&quot;&quot;;&quot;NOT OK!&quot;)" office:value-type="string" office:string-value="NOT OK!" calcext:value-type="string">
            <text:p>NOT OK!</text:p>
          </table:table-cell>
          <table:table-cell table:style-name="ce40" table:formula="of:=IF([.G25]&gt;=[.G19]/4;&quot;&quot;;&quot;NOT OK!&quot;)" office:value-type="string" office:string-value="NOT OK!" calcext:value-type="string">
            <text:p>NOT OK!</text:p>
          </table:table-cell>
          <table:table-cell table:style-name="ce40" table:formula="of:=IF([.H25]&gt;=[.H19]/4;&quot;&quot;;&quot;NOT OK!&quot;)">
            <text:p/>
          </table:table-cell>
          <table:table-cell table:style-name="ce40" table:formula="of:=IF([.I25]&gt;=[.I19]/4;&quot;&quot;;&quot;NOT OK!&quot;)">
            <text:p/>
          </table:table-cell>
          <table:table-cell table:style-name="ce40" table:formula="of:=IF([.J25]&gt;=[.J19]/4;&quot;&quot;;&quot;NOT OK!&quot;)">
            <text:p/>
          </table:table-cell>
          <table:table-cell table:style-name="ce40" table:formula="of:=IF([.K25]&gt;=[.K19]/4;&quot;&quot;;&quot;NOT OK!&quot;)" office:value-type="string" office:string-value="NOT OK!" calcext:value-type="string">
            <text:p>NOT OK!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4">
          <table:table-cell table:style-name="ce33"/>
          <table:table-cell table:style-name="Default"/>
          <table:table-cell table:number-columns-repeated="9"/>
        </table:table-row>
        <table:table-row table:style-name="ro4" table:number-rows-repeated="3">
          <table:table-cell table:style-name="ce34"/>
          <table:table-cell table:style-name="Default"/>
          <table:table-cell table:number-columns-repeated="9"/>
        </table:table-row>
        <table:table-row table:style-name="ro4">
          <table:table-cell table:style-name="ce34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1" table:default-cell-style-name="ce43"/>
        <table:table-column table:style-name="co12" table:default-cell-style-name="ce16"/>
        <table:table-row table:style-name="ro3">
          <table:table-cell table:style-name="ce22" office:value-type="string" calcext:value-type="string" table:number-columns-spanned="2" table:number-rows-spanned="1">
            <text:p>Budget Summary</text:p>
          </table:table-cell>
          <table:covered-table-cell/>
        </table:table-row>
        <table:table-row table:style-name="ro2">
          <table:table-cell table:style-name="ce41" office:value-type="string" calcext:value-type="string" table:number-columns-spanned="2" table:number-rows-spanned="1">
            <text:p>This worksheet summarizes the changes in the budget and</text:p>
          </table:table-cell>
          <table:covered-table-cell/>
        </table:table-row>
        <table:table-row table:style-name="ro2">
          <table:table-cell table:style-name="ce42" office:value-type="string" calcext:value-type="string" table:number-columns-spanned="2" table:number-rows-spanned="1">
            <text:p>reserves for the current year over the previous financial</text:p>
          </table:table-cell>
          <table:covered-table-cell/>
        </table:table-row>
        <table:table-row table:style-name="ro2">
          <table:table-cell table:style-name="ce42" office:value-type="string" calcext:value-type="string" table:number-columns-spanned="2" table:number-rows-spanned="1">
            <text:p>year.</text:p>
          </table:table-cell>
          <table:covered-table-cell/>
        </table:table-row>
        <table:table-row table:style-name="ro2">
          <table:table-cell table:style-name="ce42" table:number-columns-spanned="2" table:number-rows-spanned="1"/>
          <table:covered-table-cell/>
        </table:table-row>
        <table:table-row table:style-name="ro2">
          <table:table-cell table:style-name="ce6" table:number-columns-repeated="2"/>
        </table:table-row>
        <table:table-row table:style-name="ro2">
          <table:table-cell office:value-type="string" calcext:value-type="string">
            <text:p>Total budget</text:p>
          </table:table-cell>
          <table:table-cell table:style-name="ce30" table:formula="of:=['Planning and Projections'.B21]" office:value-type="currency" office:currency="ZAR" office:value="1070000" calcext:value-type="currency">
            <text:p>R 1,070,000</text:p>
          </table:table-cell>
        </table:table-row>
        <table:table-row table:style-name="ro2">
          <table:table-cell office:value-type="string" calcext:value-type="string">
            <text:p>Percentage change in budget</text:p>
          </table:table-cell>
          <table:table-cell table:style-name="ce44" table:formula="of:=[.B7]/['Current Financials'.B13]-1" office:value-type="percentage" office:value="0.0700000000000001" calcext:value-type="percentage">
            <text:p>7.0%</text:p>
          </table:table-cell>
        </table:table-row>
        <table:table-row table:style-name="ro2">
          <table:table-cell office:value-type="string" calcext:value-type="string">
            <text:p>Reserves at the start of the year</text:p>
          </table:table-cell>
          <table:table-cell table:style-name="ce30" table:formula="of:=['Planning and Projections'.B18]" office:value-type="currency" office:currency="ZAR" office:value="550000" calcext:value-type="currency">
            <text:p>R 550,000</text:p>
          </table:table-cell>
        </table:table-row>
        <table:table-row table:style-name="ro2">
          <table:table-cell office:value-type="string" calcext:value-type="string">
            <text:p>Anticipated reserves at year end</text:p>
          </table:table-cell>
          <table:table-cell table:style-name="ce30" table:formula="of:=['Planning and Projections'.B25]" office:value-type="currency" office:currency="ZAR" office:value="693000" calcext:value-type="currency">
            <text:p>R 693,000</text:p>
          </table:table-cell>
        </table:table-row>
        <table:table-row table:style-name="ro2">
          <table:table-cell office:value-type="string" calcext:value-type="string">
            <text:p>Percentage change in reserves</text:p>
          </table:table-cell>
          <table:table-cell table:style-name="ce45" table:formula="of:=([.B10]-[.B9])/[.B9]" office:value-type="percentage" office:value="0.26" calcext:value-type="percentage">
            <text:p>26.0%</text:p>
          </table:table-cell>
        </table:table-row>
        <table:table-row table:style-name="ro2">
          <table:table-cell office:value-type="string" calcext:value-type="string">
            <text:p>Reserves in months</text:p>
          </table:table-cell>
          <table:table-cell table:style-name="ce46" table:formula="of:=['Planning and Projections'.B26]" office:value-type="float" office:value="8.6625" calcext:value-type="float">
            <text:p>8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5">00/00/0000</text:date>, <text:time style:data-style-name="N2" text:time-value="19:06:35.4982932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4-15T19:23:45.047794626</dc:date>
    <meta:editing-duration>PT4H58M53S</meta:editing-duration>
    <meta:editing-cycles>31</meta:editing-cycles>
    <meta:generator>LibreOffice/5.0.6.2$Linux_X86_64 LibreOffice_project/00$Build-2</meta:generator>
    <meta:document-statistic meta:table-count="5" meta:cell-count="663" meta:object-count="0"/>
  </office:meta>
</office:document-meta>
</file>